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ransition-table" style:family="table">
      <style:table-properties style:width="6.925in" table:align="margins"/>
    </style:style>
    <style:style style:name="Transition-table.A" style:family="table-column">
      <style:table-column-properties style:column-width="1.3847in" style:rel-column-width="13104*"/>
    </style:style>
    <style:style style:name="Transition-table.C" style:family="table-column">
      <style:table-column-properties style:column-width="1.3854in" style:rel-column-width="13110*"/>
    </style:style>
    <style:style style:name="Transition-table.E" style:family="table-column">
      <style:table-column-properties style:column-width="1.3854in" style:rel-column-width="13113*"/>
    </style:style>
    <style:style style:name="Transition-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ansition-table.E1" style:family="table-cell">
      <style:table-cell-properties fo:padding="0.0382in" fo:border="0.05pt solid #000000"/>
    </style:style>
    <style:style style:name="Transition-table.A2" style:family="table-cell">
      <style:table-cell-properties fo:padding="0.0382in" fo:border-left="0.05pt solid #000000" fo:border-right="none" fo:border-top="none" fo:border-bottom="0.05pt solid #000000"/>
    </style:style>
    <style:style style:name="Transition-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Jomolhari1" fo:font-size="16pt" fo:font-weight="bold" officeooo:paragraph-rsid="000a773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3437in"/>
        </style:tab-stops>
      </style:paragraph-properties>
      <style:text-properties style:font-name="Jomolhari1" fo:font-size="16pt" style:text-underline-style="none" fo:font-weight="bold" officeooo:paragraph-rsid="001b28a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paragraph-rsid="00de50d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b52492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350f533" officeooo:paragraph-rsid="00dd84a8" style:font-name-asian="FreeMono1" style:font-size-asian="16pt" style:font-weight-asian="bold" style:font-name-complex="FreeMono1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Jomolhari1" fo:font-size="13pt" officeooo:paragraph-rsid="0005a09a" style:font-size-asian="13pt" style:font-size-complex="13pt"/>
    </style:style>
    <style:style style:name="P8" style:family="paragraph" style:parent-style-name="Standard">
      <style:text-properties style:font-name="Jomolhari1" fo:font-size="13pt" officeooo:rsid="0005a09a" officeooo:paragraph-rsid="0005a09a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Jomolhari1" fo:font-size="13pt" officeooo:rsid="0005a09a" officeooo:paragraph-rsid="0005a09a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paragraph-rsid="0005a09a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005a09a" officeooo:paragraph-rsid="0005a09a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3719761" officeooo:paragraph-rsid="03719761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7bb14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b86f4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34037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5413f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b5b75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ff09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73e217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06bd6" officeooo:paragraph-rsid="00106bd6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017bb14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5413f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b5b75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98de8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06bd6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01b28a2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33ff09e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01b86f4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826943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340377" officeooo:paragraph-rsid="00340377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2b382" officeooo:paragraph-rsid="0012b382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8a77a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1fbaeb3" style:font-name-asian="FreeMono1" style:font-size-asian="13pt" style:font-weight-asian="normal" style:font-name-complex="FreeMono1" style:font-size-complex="13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adf9b" officeooo:paragraph-rsid="01233e96" style:font-name-asian="FreeMono1" style:font-size-asian="13pt" style:font-weight-asian="normal" style:font-name-complex="FreeMono1" style:font-size-complex="13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2f664b" style:font-name-asian="FreeMono1" style:font-size-asian="13pt" style:font-weight-asian="normal" style:font-name-complex="FreeMono1" style:font-size-complex="13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cdb238" style:font-name-asian="FreeMono1" style:font-size-asian="13pt" style:font-weight-asian="normal" style:font-name-complex="FreeMono1" style:font-size-complex="13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0d0b6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1d61463" style:font-name-asian="FreeMono1" style:font-size-asian="13pt" style:font-weight-asian="normal" style:font-name-complex="FreeMono1" style:font-size-complex="13pt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4cbe63" style:font-name-asian="FreeMono1" style:font-size-asian="13pt" style:font-weight-asian="normal" style:font-name-complex="FreeMono1" style:font-size-complex="13pt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d1f13" style:font-name-asian="FreeMono1" style:font-size-asian="13pt" style:font-weight-asian="normal" style:font-name-complex="FreeMono1" style:font-size-complex="13pt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9092d7" style:font-name-asian="FreeMono1" style:font-size-asian="13pt" style:font-weight-asian="normal" style:font-name-complex="FreeMono1" style:font-size-complex="13pt" style:font-weight-complex="normal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5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6729a2" officeooo:paragraph-rsid="036a18ce" style:font-name-asian="FreeMono1" style:font-size-asian="13pt" style:font-weight-asian="normal" style:font-name-complex="FreeMono1" style:font-size-complex="13pt" style:font-weight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04c9279" style:font-name-asian="FreeMono1" style:font-size-asian="13pt" style:font-weight-asian="normal" style:font-name-complex="FreeMono1" style:font-size-complex="13pt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6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9fa8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Jomolhari1" fo:font-size="13pt" style:text-underline-style="none" officeooo:paragraph-rsid="0012b382" style:font-size-asian="13pt" style:font-size-complex="13pt"/>
    </style:style>
    <style:style style:name="P6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2350de" officeooo:paragraph-rsid="002350de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1b28a2" officeooo:paragraph-rsid="03370aa2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6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0d0b6" officeooo:paragraph-rsid="021c7ba6" style:font-name-asian="FreeMono1" style:font-size-asian="13pt" style:font-weight-asian="bold" style:font-name-complex="FreeMono1" style:font-size-complex="13pt" style:font-weight-complex="bold"/>
    </style:style>
    <style:style style:name="P6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2a7dc76" officeooo:paragraph-rsid="02a7dc76" style:font-name-asian="FreeMono1" style:font-size-asian="13pt" style:font-weight-asian="bold" style:font-name-complex="FreeMono1" style:font-size-complex="13pt" style:font-weight-complex="bold"/>
    </style:style>
    <style:style style:name="P6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e4d40" officeooo:paragraph-rsid="01de4d40" style:font-name-asian="FreeMono1" style:font-size-asian="13pt" style:font-weight-asian="bold" style:font-name-complex="FreeMono1" style:font-size-complex="13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3383472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69" style:family="paragraph" style:parent-style-name="Standard">
      <style:paragraph-properties style:text-autospace="none"/>
      <style:text-properties style:font-name="Jomolhari1" fo:font-size="13pt" fo:font-weight="bold" officeooo:rsid="0029c6eb" officeooo:paragraph-rsid="0029c6eb" style:font-name-asian="FreeMono1" style:font-size-asian="13pt" style:font-weight-asian="bold" style:font-name-complex="FreeMono1" style:font-size-complex="13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Jomolhari1" fo:font-size="13pt" fo:font-weight="bold" officeooo:rsid="0029c6eb" officeooo:paragraph-rsid="001b86f4" style:font-name-asian="FreeMono1" style:font-size-asian="13pt" style:font-weight-asian="bold" style:font-name-complex="FreeMono1" style:font-size-complex="13pt" style:font-weight-complex="bold"/>
    </style:style>
    <style:style style:name="P71" style:family="paragraph" style:parent-style-name="Standard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72" style:family="paragraph" style:parent-style-name="Standard">
      <style:paragraph-properties style:text-autospace="none"/>
      <style:text-properties style:font-name="Jomolhari1" fo:font-size="13pt" fo:font-weight="normal" officeooo:rsid="0345fdca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73" style:family="paragraph" style:parent-style-name="Standard">
      <style:paragraph-properties style:text-autospace="none"/>
      <style:text-properties style:font-name="FreeMono" fo:font-size="13pt" fo:font-style="normal" fo:font-weight="normal" officeooo:rsid="0181c49d" officeooo:paragraph-rsid="01818387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FreeMono" fo:font-size="13pt" fo:font-style="normal" fo:font-weight="normal" officeooo:rsid="001b86f4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5" style:family="paragraph" style:parent-style-name="Standard">
      <style:paragraph-properties style:text-autospace="none"/>
      <style:text-properties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6" style:family="paragraph" style:parent-style-name="Standard">
      <style:paragraph-properties style:text-autospace="none"/>
      <style:text-properties style:font-name="FreeMono" fo:font-size="13pt" fo:font-style="normal" fo:font-weight="normal" officeooo:rsid="037dc1ba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7" style:family="paragraph" style:parent-style-name="Standard">
      <style:paragraph-properties style:text-autospace="none"/>
      <style:text-properties style:font-name="FreeMono" fo:font-size="13pt" fo:font-style="normal" fo:font-weight="normal" officeooo:rsid="037dc1ba" officeooo:paragraph-rsid="03826943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8" style:family="paragraph" style:parent-style-name="Standard">
      <style:paragraph-properties style:text-autospace="none"/>
      <style:text-properties style:font-name="FreeMono" fo:font-size="13pt" officeooo:paragraph-rsid="01818387" style:font-name-asian="FreeMono1" style:font-size-asian="13pt" style:font-name-complex="FreeMono1" style:font-size-complex="13pt"/>
    </style:style>
    <style:style style:name="P79" style:family="paragraph" style:parent-style-name="Standard">
      <style:paragraph-properties style:text-autospace="none"/>
      <style:text-properties style:font-name="FreeMono" fo:font-size="13pt" officeooo:paragraph-rsid="033d4f3b" style:font-name-asian="FreeMono1" style:font-size-asian="13pt" style:font-name-complex="FreeMono1" style:font-size-complex="13pt"/>
    </style:style>
    <style:style style:name="P80" style:family="paragraph" style:parent-style-name="Standard">
      <style:paragraph-properties style:text-autospace="none"/>
      <style:text-properties style:font-name="FreeMono" fo:font-size="13pt" officeooo:paragraph-rsid="03816ce2" style:font-name-asian="FreeMono1" style:font-size-asian="13pt" style:font-name-complex="FreeMono1" style:font-size-complex="13pt"/>
    </style:style>
    <style:style style:name="P81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03a42fd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bcdf1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8c158b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97f98f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a902d6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de50d8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10dce35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c1f98" officeooo:paragraph-rsid="003c1f98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a42fd" officeooo:paragraph-rsid="003a42fd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9ffd1" style:font-size-asian="11.3500003814697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d1f13" style:font-name-asian="FreeMono1" style:font-size-asian="13pt" style:font-weight-asian="normal" style:font-name-complex="FreeMono1" style:font-size-complex="13pt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f903b" style:font-name-asian="FreeMono1" style:font-size-asian="13pt" style:font-weight-asian="normal" style:font-name-complex="FreeMono1" style:font-size-complex="13pt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9092d7" style:font-name-asian="FreeMono1" style:font-size-asian="13pt" style:font-weight-asian="normal" style:font-name-complex="FreeMono1" style:font-size-complex="13pt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722b6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10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90f2d4" style:font-name-asian="FreeMono1" style:font-size-asian="13pt" style:font-weight-asian="normal" style:font-name-complex="FreeMono1" style:font-size-complex="13pt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97f98f" style:font-name-asian="FreeMono1" style:font-size-asian="13pt" style:font-weight-asian="normal" style:font-name-complex="FreeMono1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2ca38" officeooo:paragraph-rsid="0092ca38" style:font-name-asian="FreeMono1" style:font-size-asian="13pt" style:font-weight-asian="normal" style:font-name-complex="FreeMono1" style:font-size-complex="13pt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1a09486" style:font-name-asian="FreeMono1" style:font-size-asian="13pt" style:font-weight-asian="normal" style:font-name-complex="FreeMono1" style:font-size-complex="13pt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adf9b" officeooo:paragraph-rsid="00dd84a8" style:font-name-asian="FreeMono1" style:font-size-asian="13pt" style:font-weight-asian="normal" style:font-name-complex="FreeMono1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0dce35" officeooo:paragraph-rsid="018cb073" style:font-name-asian="FreeMono1" style:font-size-asian="13pt" style:font-weight-asian="normal" style:font-name-complex="FreeMono1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23f7307" style:font-name-asian="FreeMono1" style:font-size-asian="13pt" style:font-weight-asian="normal" style:font-name-complex="FreeMono1" style:font-size-complex="13pt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0f0ec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1c49d" officeooo:paragraph-rsid="0181c49d" style:font-name-asian="FreeMono1" style:font-size-asian="13pt" style:font-weight-asian="normal" style:font-name-complex="FreeMono1" style:font-size-complex="13pt" style:font-weight-complex="normal"/>
    </style:style>
    <style:style style:name="P12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2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12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12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68a0" officeooo:paragraph-rsid="01de68a0" style:font-name-asian="FreeMono1" style:font-size-asian="13pt" style:font-weight-asian="normal" style:font-name-complex="FreeMono1" style:font-size-complex="13pt" style:font-weight-complex="normal"/>
    </style:style>
    <style:style style:name="P12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4edd7b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2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2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43f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3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1776f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3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13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13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13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d1f13" style:font-name-asian="FreeMono1" style:font-size-asian="13pt" style:font-weight-asian="normal" style:font-name-complex="FreeMono1" style:font-size-complex="13pt" style:font-weight-complex="normal"/>
    </style:style>
    <style:style style:name="P13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9092d7" style:font-name-asian="FreeMono1" style:font-size-asian="13pt" style:font-weight-asian="normal" style:font-name-complex="FreeMono1" style:font-size-complex="13pt" style:font-weight-complex="normal"/>
    </style:style>
    <style:style style:name="P13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3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868f7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14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935e" officeooo:paragraph-rsid="02558c26" style:font-name-asian="FreeMono1" style:font-size-asian="11.3500003814697pt" style:font-weight-asian="normal" style:font-name-complex="FreeMono1" style:font-size-complex="13pt" style:font-weight-complex="normal"/>
    </style:style>
    <style:style style:name="P14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4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5aa24" officeooo:paragraph-rsid="0255aa24" style:font-name-asian="FreeMono1" style:font-size-asian="11.3500003814697pt" style:font-weight-asian="normal" style:font-name-complex="FreeMono1" style:font-size-complex="13pt" style:font-weight-complex="normal"/>
    </style:style>
    <style:style style:name="P14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4d1d0b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4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76520" officeooo:paragraph-rsid="02576520" style:font-name-asian="FreeMono1" style:font-size-asian="11.3500003814697pt" style:font-weight-asian="normal" style:font-name-complex="FreeMono1" style:font-size-complex="13pt" style:font-weight-complex="normal"/>
    </style:style>
    <style:style style:name="P14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bold" officeooo:rsid="00d1c2ad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146" style:family="paragraph" style:parent-style-name="Standard">
      <style:paragraph-properties fo:text-align="start" style:justify-single-word="false" style:text-autospace="none"/>
      <style:text-properties style:font-name="FreeMono" officeooo:paragraph-rsid="01de4d40"/>
    </style:style>
    <style:style style:name="P147" style:family="paragraph" style:parent-style-name="Standard">
      <style:paragraph-properties fo:text-align="start" style:justify-single-word="false" style:text-autospace="none"/>
      <style:text-properties style:font-name="FreeMono" officeooo:paragraph-rsid="01de68a0"/>
    </style:style>
    <style:style style:name="P148" style:family="paragraph" style:parent-style-name="Standard">
      <style:paragraph-properties fo:text-align="start" style:justify-single-word="false" style:text-autospace="none"/>
      <style:text-properties style:font-name="FreeMono" officeooo:paragraph-rsid="020f642b"/>
    </style:style>
    <style:style style:name="P14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92ca38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9d3326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a28bbc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3a44914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1b28a2" officeooo:paragraph-rsid="0373e217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5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15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5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15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16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53fb6" officeooo:paragraph-rsid="00953fb6" style:font-name-asian="FreeMono1" style:font-size-asian="13pt" style:font-weight-asian="normal" style:font-name-complex="FreeMono1" style:font-size-complex="13pt" style:font-weight-complex="normal"/>
    </style:style>
    <style:style style:name="P16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6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6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28bbc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6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41564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6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0a5fdb6" style:font-name-asian="FreeMono1" style:font-size-asian="13pt" style:font-weight-asian="normal" style:font-name-complex="FreeMono1" style:font-size-complex="13pt" style:font-weight-complex="normal"/>
    </style:style>
    <style:style style:name="P16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16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6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63e277" style:font-name-asian="FreeMono1" style:font-size-asian="13pt" style:font-weight-asian="normal" style:font-name-complex="FreeMono1" style:font-size-complex="13pt" style:font-weight-complex="normal"/>
    </style:style>
    <style:style style:name="P16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7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3ee39" officeooo:paragraph-rsid="010776af" style:font-name-asian="FreeMono1" style:font-size-asian="13pt" style:font-weight-asian="normal" style:font-name-complex="FreeMono1" style:font-size-complex="13pt" style:font-weight-complex="normal"/>
    </style:style>
    <style:style style:name="P17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3ee39" officeooo:paragraph-rsid="01091100" style:font-name-asian="FreeMono1" style:font-size-asian="13pt" style:font-weight-asian="normal" style:font-name-complex="FreeMono1" style:font-size-complex="13pt" style:font-weight-complex="normal"/>
    </style:style>
    <style:style style:name="P17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17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f91cd" officeooo:paragraph-rsid="0092ca38" style:font-name-asian="FreeMono1" style:font-size-asian="13pt" style:font-weight-asian="normal" style:font-name-complex="FreeMono1" style:font-size-complex="13pt" style:font-weight-complex="normal"/>
    </style:style>
    <style:style style:name="P17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fd9f19" officeooo:paragraph-rsid="010776af" style:font-name-asian="FreeMono1" style:font-size-asian="13pt" style:font-weight-asian="normal" style:font-name-complex="FreeMono1" style:font-size-complex="13pt" style:font-weight-complex="normal"/>
    </style:style>
    <style:style style:name="P17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0dce35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17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80f0ec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ebbae" style:font-name-asian="FreeMono1" style:font-size-asian="13pt" style:font-weight-asian="normal" style:font-name-complex="FreeMono1" style:font-size-complex="13pt" style:font-weight-complex="normal"/>
    </style:style>
    <style:style style:name="P17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7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1eb37a6" style:font-name-asian="FreeMono1" style:font-size-asian="13pt" style:font-weight-asian="normal" style:font-name-complex="FreeMono1" style:font-size-complex="13pt" style:font-weight-complex="normal"/>
    </style:style>
    <style:style style:name="P18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5d142f" style:font-name-asian="FreeMono1" style:font-size-asian="13pt" style:font-weight-asian="normal" style:font-name-complex="FreeMono1" style:font-size-complex="13pt" style:font-weight-complex="normal"/>
    </style:style>
    <style:style style:name="P18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8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31f8c09" style:font-name-asian="FreeMono1" style:font-size-asian="13pt" style:font-weight-asian="normal" style:font-name-complex="FreeMono1" style:font-size-complex="13pt" style:font-weight-complex="normal"/>
    </style:style>
    <style:style style:name="P18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9792bf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8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18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f24ec6" style:font-name-asian="FreeMono1" style:font-size-asian="13pt" style:font-weight-asian="normal" style:font-name-complex="FreeMono1" style:font-size-complex="13pt" style:font-weight-complex="normal"/>
    </style:style>
    <style:style style:name="P18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306e5b5" style:font-name-asian="FreeMono1" style:font-size-asian="13pt" style:font-weight-asian="normal" style:font-name-complex="FreeMono1" style:font-size-complex="13pt" style:font-weight-complex="normal"/>
    </style:style>
    <style:style style:name="P187" style:family="paragraph" style:parent-style-name="Standard">
      <style:paragraph-properties fo:text-align="center" style:justify-single-word="false" style:text-autospace="none"/>
      <style:text-properties style:font-name="Jomolhari2" fo:font-size="13pt" style:text-underline-style="none" fo:font-weight="normal" officeooo:rsid="01d0d0b6" officeooo:paragraph-rsid="0306fc29" style:font-name-asian="FreeMono1" style:font-size-asian="13pt" style:font-weight-asian="normal" style:font-name-complex="FreeMono1" style:font-size-complex="13pt" style:font-weight-complex="normal"/>
    </style:style>
    <style:style style:name="P18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ac999a" officeooo:paragraph-rsid="02ac999a" style:font-name-asian="FreeMono1" style:font-size-asian="13pt" style:font-weight-asian="normal" style:font-name-complex="FreeMono1" style:font-size-complex="13pt" style:font-weight-complex="normal"/>
    </style:style>
    <style:style style:name="P18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fdad5f" officeooo:paragraph-rsid="02fdad5f" style:font-name-asian="FreeMono1" style:font-size-asian="13pt" style:font-weight-asian="normal" style:font-name-complex="FreeMono1" style:font-size-complex="13pt" style:font-weight-complex="normal"/>
    </style:style>
    <style:style style:name="P19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0204e6" officeooo:paragraph-rsid="030204e6" style:font-name-asian="FreeMono1" style:font-size-asian="13pt" style:font-weight-asian="normal" style:font-name-complex="FreeMono1" style:font-size-complex="13pt" style:font-weight-complex="normal"/>
    </style:style>
    <style:style style:name="P19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95d09" officeooo:paragraph-rsid="020f642b" style:font-name-asian="FreeMono1" style:font-size-asian="13pt" style:font-weight-asian="normal" style:font-name-complex="FreeMono1" style:font-size-complex="13pt" style:font-weight-complex="normal"/>
    </style:style>
    <style:style style:name="P19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5d7e24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19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5d7e24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9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45fdca" officeooo:paragraph-rsid="0345fdca" style:font-name-asian="FreeMono1" style:font-size-asian="13pt" style:font-weight-asian="normal" style:font-name-complex="FreeMono1" style:font-size-complex="13pt" style:font-weight-complex="normal"/>
    </style:style>
    <style:style style:name="P19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48961a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9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7a8c95" officeooo:paragraph-rsid="03606e63" style:font-name-asian="FreeMono1" style:font-size-asian="13pt" style:font-weight-asian="normal" style:font-name-complex="FreeMono1" style:font-size-complex="13pt" style:font-weight-complex="normal"/>
    </style:style>
    <style:style style:name="P19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19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19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20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20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20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006cd" style:font-name-asian="FreeMono1" style:font-size-asian="11.3500003814697pt" style:font-weight-asian="normal" style:font-name-complex="FreeMono1" style:font-size-complex="13pt" style:font-weight-complex="normal"/>
    </style:style>
    <style:style style:name="P20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f0d21" style:font-name-asian="FreeMono1" style:font-size-asian="11.3500003814697pt" style:font-weight-asian="normal" style:font-name-complex="FreeMono1" style:font-size-complex="13pt" style:font-weight-complex="normal"/>
    </style:style>
    <style:style style:name="P20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20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22f664b" style:font-name-asian="FreeMono1" style:font-size-asian="11.3500003814697pt" style:font-weight-asian="normal" style:font-name-complex="FreeMono1" style:font-size-complex="13pt" style:font-weight-complex="normal"/>
    </style:style>
    <style:style style:name="P20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20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20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35ac0f0" style:font-name-asian="FreeMono1" style:font-size-asian="11.3500003814697pt" style:font-weight-asian="normal" style:font-name-complex="FreeMono1" style:font-size-complex="13pt" style:font-weight-complex="normal"/>
    </style:style>
    <style:style style:name="P20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9bf705" officeooo:paragraph-rsid="019bf705" style:font-name-asian="FreeMono1" style:font-size-asian="11.3500003814697pt" style:font-weight-asian="normal" style:font-name-complex="FreeMono1" style:font-size-complex="13pt" style:font-weight-complex="normal"/>
    </style:style>
    <style:style style:name="P21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21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12e7e" style:font-name-asian="FreeMono1" style:font-size-asian="11.3500003814697pt" style:font-weight-asian="normal" style:font-name-complex="FreeMono1" style:font-size-complex="13pt" style:font-weight-complex="normal"/>
    </style:style>
    <style:style style:name="P21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596c9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21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4c4d7d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21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21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21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2f11b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21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78461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21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78a48b" officeooo:paragraph-rsid="0378a48b" style:font-name-asian="FreeMono1" style:font-size-asian="11.3500003814697pt" style:font-weight-asian="normal" style:font-name-complex="FreeMono1" style:font-size-complex="13pt" style:font-weight-complex="normal"/>
    </style:style>
    <style:style style:name="P21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4fc4e4" officeooo:paragraph-rsid="008536c9" style:font-name-asian="FreeMono1" style:font-size-asian="13pt" style:font-weight-asian="bold" style:font-name-complex="FreeMono1" style:font-size-complex="13pt" style:font-weight-complex="bold"/>
    </style:style>
    <style:style style:name="P22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22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9d3326" officeooo:paragraph-rsid="009d3326" style:font-name-asian="FreeMono1" style:font-size-asian="13pt" style:font-weight-asian="bold" style:font-name-complex="FreeMono1" style:font-size-complex="13pt" style:font-weight-complex="bold"/>
    </style:style>
    <style:style style:name="P22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22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d1c2ad" officeooo:paragraph-rsid="01a2f11b" style:font-name-asian="FreeMono1" style:font-size-asian="13pt" style:font-weight-asian="bold" style:font-name-complex="FreeMono1" style:font-size-complex="13pt" style:font-weight-complex="bold"/>
    </style:style>
    <style:style style:name="P22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ae270e" officeooo:paragraph-rsid="02f24ec6" style:font-name-asian="FreeMono1" style:font-size-asian="13pt" style:font-weight-asian="bold" style:font-name-complex="FreeMono1" style:font-size-complex="13pt" style:font-weight-complex="bold"/>
    </style:style>
    <style:style style:name="P22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9792bf" officeooo:paragraph-rsid="029792bf" style:font-name-asian="FreeMono1" style:font-size-asian="13pt" style:font-weight-asian="bold" style:font-name-complex="FreeMono1" style:font-size-complex="13pt" style:font-weight-complex="bold"/>
    </style:style>
    <style:style style:name="P22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34f8ad9" officeooo:paragraph-rsid="03533ee9" style:font-name-asian="FreeMono1" style:font-size-asian="13pt" style:font-weight-asian="bold" style:font-name-complex="FreeMono1" style:font-size-complex="13pt" style:font-weight-complex="bold"/>
    </style:style>
    <style:style style:name="P22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79935e" officeooo:paragraph-rsid="0079935e" style:font-name-asian="FreeMono1" style:font-size-asian="11.3500003814697pt" style:font-weight-asian="bold" style:font-name-complex="FreeMono1" style:font-size-complex="13pt" style:font-weight-complex="bold"/>
    </style:style>
    <style:style style:name="P22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229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paragraph-rsid="0076ff5d" style:font-size-asian="16pt" style:font-weight-asian="bold" style:font-size-complex="16pt" style:font-weight-complex="bold"/>
    </style:style>
    <style:style style:name="P230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231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ed59f4" officeooo:paragraph-rsid="01eebbae" style:font-name-asian="FreeMono1" style:font-size-asian="16pt" style:font-weight-asian="bold" style:font-name-complex="FreeMono1" style:font-size-complex="16pt" style:font-weight-complex="bold"/>
    </style:style>
    <style:style style:name="P232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a2f11b" officeooo:paragraph-rsid="019f2fdc" style:font-name-asian="FreeMono1" style:font-size-asian="16pt" style:font-weight-asian="bold" style:font-name-complex="FreeMono1" style:font-size-complex="16pt" style:font-weight-complex="bold"/>
    </style:style>
    <style:style style:name="P233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5d142f" style:font-name-asian="FreeMono1" style:font-size-asian="16pt" style:font-weight-asian="bold" style:font-name-complex="FreeMono1" style:font-size-complex="16pt" style:font-weight-complex="bold"/>
    </style:style>
    <style:style style:name="P234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9792bf" style:font-name-asian="FreeMono1" style:font-size-asian="16pt" style:font-weight-asian="bold" style:font-name-complex="FreeMono1" style:font-size-complex="16pt" style:font-weight-complex="bold"/>
    </style:style>
    <style:style style:name="P235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376e722" officeooo:paragraph-rsid="0376e722" style:font-name-asian="FreeMono1" style:font-size-asian="16pt" style:font-weight-asian="bold" style:font-name-complex="FreeMono1" style:font-size-complex="16pt" style:font-weight-complex="bold"/>
    </style:style>
    <style:style style:name="P236" style:family="paragraph" style:parent-style-name="Standard">
      <style:paragraph-properties fo:text-align="start" style:justify-single-word="false" style:text-autospace="none"/>
      <style:text-properties style:font-name="Jomolhari2" fo:font-size="16pt" fo:font-weight="bold" officeooo:paragraph-rsid="00dadf9b" style:font-size-asian="16pt" style:font-weight-asian="bold" style:font-size-complex="16pt" style:font-weight-complex="bold"/>
    </style:style>
    <style:style style:name="P237" style:family="paragraph" style:parent-style-name="Standard">
      <style:paragraph-properties fo:text-align="start" style:justify-single-word="false" style:text-autospace="none"/>
      <style:text-properties officeooo:paragraph-rsid="00aba559"/>
    </style:style>
    <style:style style:name="P238" style:family="paragraph" style:parent-style-name="Standard">
      <style:paragraph-properties fo:text-align="start" style:justify-single-word="false" style:text-autospace="none"/>
      <style:text-properties officeooo:paragraph-rsid="01fd7c2f"/>
    </style:style>
    <style:style style:name="P239" style:family="paragraph" style:parent-style-name="Standard">
      <style:paragraph-properties fo:text-align="start" style:justify-single-word="false" style:text-autospace="none"/>
      <style:text-properties officeooo:paragraph-rsid="01eebbae"/>
    </style:style>
    <style:style style:name="P240" style:family="paragraph" style:parent-style-name="Standard">
      <style:paragraph-properties fo:text-align="start" style:justify-single-word="false" style:text-autospace="none"/>
      <style:text-properties officeooo:paragraph-rsid="02193e2d"/>
    </style:style>
    <style:style style:name="P241" style:family="paragraph" style:parent-style-name="Standard">
      <style:paragraph-properties fo:text-align="start" style:justify-single-word="false" style:text-autospace="none"/>
      <style:text-properties officeooo:paragraph-rsid="02cdb238"/>
    </style:style>
    <style:style style:name="P242" style:family="paragraph" style:parent-style-name="Standard">
      <style:paragraph-properties fo:text-align="start" style:justify-single-word="false" style:text-autospace="none"/>
      <style:text-properties officeooo:paragraph-rsid="03606e63"/>
    </style:style>
    <style:style style:name="P243" style:family="paragraph" style:parent-style-name="Standard">
      <style:paragraph-properties fo:text-align="start" style:justify-single-word="false" style:text-autospace="none"/>
      <style:text-properties officeooo:paragraph-rsid="036a18ce"/>
    </style:style>
    <style:style style:name="P244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0dd84a8" style:font-size-asian="16pt" style:font-weight-asian="bold" style:font-size-complex="16pt" style:font-weight-complex="bold"/>
    </style:style>
    <style:style style:name="P245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1de4d40" style:font-size-asian="16pt" style:font-weight-asian="bold" style:font-size-complex="16pt" style:font-weight-complex="bold"/>
    </style:style>
    <style:style style:name="P246" style:family="paragraph" style:parent-style-name="Standard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47" style:family="paragraph" style:parent-style-name="Standard">
      <style:paragraph-properties fo:text-align="start" style:justify-single-word="false" style:text-autospace="none"/>
      <style:text-properties fo:font-weight="normal" officeooo:paragraph-rsid="01bf0d21" style:font-weight-asian="normal" style:font-weight-complex="normal"/>
    </style:style>
    <style:style style:name="P248" style:family="paragraph" style:parent-style-name="Standard">
      <style:paragraph-properties fo:text-align="start" style:justify-single-word="false" style:text-autospace="none"/>
      <style:text-properties fo:font-weight="normal" officeooo:paragraph-rsid="023f7307" style:font-weight-asian="normal" style:font-weight-complex="normal"/>
    </style:style>
    <style:style style:name="P24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c157c4" officeooo:paragraph-rsid="01bbf20e" style:font-name-asian="FreeMono1" style:font-size-asian="11.3500003814697pt" style:font-weight-asian="normal" style:font-name-complex="FreeMono1" style:font-size-complex="13pt" style:font-weight-complex="normal"/>
    </style:style>
    <style:style style:name="P250" style:family="paragraph" style:parent-style-name="Preformatted_20_Text">
      <style:text-properties style:font-name="FreeMono" fo:font-size="13pt" style:font-size-asian="13pt" style:font-size-complex="13pt"/>
    </style:style>
    <style:style style:name="P251" style:family="paragraph" style:parent-style-name="Preformatted_20_Text">
      <style:text-properties style:font-name="Jomolhari2" fo:font-size="13pt" officeooo:paragraph-rsid="00ab02c4" style:font-size-asian="13pt" style:font-size-complex="13pt"/>
    </style:style>
    <style:style style:name="P252" style:family="paragraph" style:parent-style-name="Table_20_Contents">
      <style:paragraph-properties fo:text-align="center" style:justify-single-word="false"/>
      <style:text-properties style:font-name="Jomolhari2" fo:font-size="13pt" style:font-name-asian="FreeMono1" style:font-size-asian="13pt" style:font-name-complex="FreeMono1" style:font-size-complex="13pt"/>
    </style:style>
    <style:style style:name="P253" style:family="paragraph" style:parent-style-name="Table_20_Contents">
      <style:paragraph-properties fo:text-align="center" style:justify-single-word="false"/>
      <style:text-properties style:font-name="Jomolhari2" fo:font-size="13pt" officeooo:rsid="030c627f" officeooo:paragraph-rsid="030c627f" style:font-name-asian="FreeMono1" style:font-size-asian="13pt" style:font-name-complex="FreeMono1" style:font-size-complex="13pt"/>
    </style:style>
    <style:style style:name="P254" style:family="paragraph" style:parent-style-name="Table_20_Contents">
      <style:paragraph-properties fo:text-align="center" style:justify-single-word="false"/>
      <style:text-properties style:font-name="Jomolhari2" fo:font-size="13pt" fo:font-weight="normal" officeooo:rsid="030c627f" officeooo:paragraph-rsid="030c627f" style:font-name-asian="FreeMono1" style:font-size-asian="13pt" style:font-weight-asian="normal" style:font-name-complex="FreeMono1" style:font-size-complex="13pt" style:font-weight-complex="normal"/>
    </style:style>
    <style:style style:name="P255" style:family="paragraph" style:parent-style-name="Standard" style:list-style-name="L1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56" style:family="paragraph" style:parent-style-name="Standard" style:list-style-name="L6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57" style:family="paragraph" style:parent-style-name="Standard" style:list-style-name="L7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258" style:family="paragraph" style:parent-style-name="Standard" style:list-style-name="L2">
      <style:paragraph-properties fo:text-align="start" style:justify-single-word="false" style:text-autospace="none"/>
      <style:text-properties style:font-name="Jomolhari2" fo:font-size="13pt" style:text-underline-style="none" fo:font-weight="normal" officeooo:rsid="024aa349" officeooo:paragraph-rsid="024aa349" style:font-name-asian="FreeMono1" style:font-size-asian="11.3500003814697pt" style:font-weight-asian="normal" style:font-name-complex="FreeMono1" style:font-size-complex="13pt" style:font-weight-complex="normal"/>
    </style:style>
    <style:style style:name="P259" style:family="paragraph" style:parent-style-name="Standard" style:list-style-name="L2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079935e" style:font-name-asian="FreeMono1" style:font-size-asian="11.3500003814697pt" style:font-weight-asian="normal" style:font-name-complex="FreeMono1" style:font-size-complex="13pt" style:font-weight-complex="normal"/>
    </style:style>
    <style:style style:name="P26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a117d8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26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a117d8" officeooo:paragraph-rsid="03a117d8" style:font-name-asian="FreeMono1" style:font-size-asian="13pt" style:font-weight-asian="normal" style:font-name-complex="FreeMono1" style:font-size-complex="13pt" style:font-weight-complex="normal"/>
    </style:style>
    <style:style style:name="P26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a44914" style:font-name-asian="FreeMono1" style:font-size-asian="13pt" style:font-weight-asian="normal" style:font-name-complex="FreeMono1" style:font-size-complex="13pt" style:font-weight-complex="normal"/>
    </style:style>
    <style:style style:name="P263" style:family="paragraph" style:parent-style-name="Standard" style:list-style-name="L4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264" style:family="paragraph" style:parent-style-name="Standard" style:list-style-name="L9">
      <style:paragraph-properties fo:text-align="start" style:justify-single-word="false" style:text-autospace="none"/>
      <style:text-properties style:font-name="Jomolhari2" fo:font-size="13pt" style:text-underline-style="none" fo:font-weight="normal" officeooo:rsid="02a7dc7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65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350f533" officeooo:paragraph-rsid="008d752e" style:font-name-asian="FreeMono1" style:font-size-asian="16pt" style:font-weight-asian="bold" style:font-name-complex="FreeMono1" style:font-size-complex="16pt" style:font-weight-complex="bold"/>
    </style:style>
    <style:style style:name="P266" style:family="paragraph" style:parent-style-name="Standard" style:list-style-name="L3">
      <style:paragraph-properties fo:text-align="start" style:justify-single-word="false" style:text-autospace="none"/>
      <style:text-properties officeooo:paragraph-rsid="01091100"/>
    </style:style>
    <style:style style:name="P267" style:family="paragraph" style:parent-style-name="Standard" style:list-style-name="L5">
      <style:paragraph-properties fo:text-align="start" style:justify-single-word="false" style:text-autospace="none"/>
      <style:text-properties officeooo:paragraph-rsid="0119c413"/>
    </style:style>
    <style:style style:name="P268" style:family="paragraph" style:parent-style-name="Standard" style:list-style-name="L5">
      <style:paragraph-properties fo:text-align="start" style:justify-single-word="false" style:text-autospace="none"/>
      <style:text-properties officeooo:paragraph-rsid="00a28bbc"/>
    </style:style>
    <style:style style:name="P269" style:family="paragraph" style:parent-style-name="Standard" style:list-style-name="L10">
      <style:paragraph-properties fo:text-align="start" style:justify-single-word="false" style:text-autospace="none"/>
      <style:text-properties officeooo:paragraph-rsid="029792bf"/>
    </style:style>
    <style:style style:name="P270" style:family="paragraph" style:parent-style-name="Standard" style:list-style-name="L8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71" style:family="paragraph" style:parent-style-name="Standard" style:list-style-name="L8">
      <style:paragraph-properties fo:text-align="start" style:justify-single-word="false" style:text-autospace="none"/>
      <style:text-properties fo:font-size="13pt" fo:font-weight="normal" officeooo:paragraph-rsid="019dedd1" style:font-size-asian="11.3500003814697pt" style:font-weight-asian="normal" style:font-size-complex="13pt" style:font-weight-complex="normal"/>
    </style:style>
    <style:style style:name="P272" style:family="paragraph">
      <style:paragraph-properties fo:text-align="center"/>
    </style:style>
    <style:style style:name="P27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773f"/>
    </style:style>
    <style:style style:name="T2" style:family="text">
      <style:text-properties officeooo:rsid="000c4e06"/>
    </style:style>
    <style:style style:name="T3" style:family="text">
      <style:text-properties officeooo:rsid="000db277"/>
    </style:style>
    <style:style style:name="T4" style:family="text">
      <style:text-properties officeooo:rsid="0017bb14"/>
    </style:style>
    <style:style style:name="T5" style:family="text">
      <style:text-properties style:text-underline-style="none" officeooo:rsid="00ed59f4" style:font-name-asian="FreeMono1" style:font-name-complex="FreeMono1"/>
    </style:style>
    <style:style style:name="T6" style:family="text">
      <style:text-properties style:text-underline-style="none" officeooo:rsid="00dadf9b" style:font-name-asian="FreeMono1" style:font-name-complex="FreeMono1"/>
    </style:style>
    <style:style style:name="T7" style:family="text">
      <style:text-properties style:text-underline-style="none" officeooo:rsid="0350f533" style:font-name-asian="FreeMono1" style:font-name-complex="FreeMono1"/>
    </style:style>
    <style:style style:name="T8" style:family="text">
      <style:text-properties officeooo:rsid="00198de8"/>
    </style:style>
    <style:style style:name="T9" style:family="text">
      <style:text-properties officeooo:rsid="001b28a2"/>
    </style:style>
    <style:style style:name="T10" style:family="text">
      <style:text-properties fo:font-weight="normal" officeooo:rsid="0012b382" style:font-weight-asian="normal" style:font-weight-complex="normal"/>
    </style:style>
    <style:style style:name="T11" style:family="text">
      <style:text-properties fo:font-weight="normal" officeooo:rsid="00144699" style:font-weight-asian="normal" style:font-weight-complex="normal"/>
    </style:style>
    <style:style style:name="T12" style:family="text">
      <style:text-properties fo:font-weight="normal" officeooo:rsid="032d67c3" style:font-weight-asian="normal" style:font-weight-complex="normal"/>
    </style:style>
    <style:style style:name="T13" style:family="text">
      <style:text-properties fo:font-weight="normal" officeooo:rsid="0372e310" style:font-weight-asian="normal" style:font-weight-complex="normal"/>
    </style:style>
    <style:style style:name="T14" style:family="text">
      <style:text-properties fo:font-weight="normal" officeooo:rsid="0385517d" style:font-weight-asian="normal" style:font-weight-complex="normal"/>
    </style:style>
    <style:style style:name="T15" style:family="text">
      <style:text-properties officeooo:rsid="001b86f4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33f450c" style:font-style-asian="normal" style:font-style-complex="normal"/>
    </style:style>
    <style:style style:name="T19" style:family="text">
      <style:text-properties fo:font-style="normal" officeooo:rsid="033df659" style:font-style-asian="normal" style:font-style-complex="normal"/>
    </style:style>
    <style:style style:name="T20" style:family="text">
      <style:text-properties officeooo:rsid="00210abb"/>
    </style:style>
    <style:style style:name="T21" style:family="text">
      <style:text-properties fo:font-size="13pt" style:text-underline-style="none" fo:font-weight="normal" officeooo:rsid="00bf6cbd" style:font-name-asian="FreeMono1" style:font-size-asian="13pt" style:font-weight-asian="normal" style:font-name-complex="FreeMono1" style:font-size-complex="13pt" style:font-weight-complex="normal"/>
    </style:style>
    <style:style style:name="T22" style:family="text">
      <style:text-properties fo:font-size="13pt" style:text-underline-style="none" fo:font-weight="normal" officeooo:rsid="01de4d40" style:font-name-asian="FreeMono1" style:font-size-asian="13pt" style:font-weight-asian="normal" style:font-name-complex="FreeMono1" style:font-size-complex="13pt" style:font-weight-complex="normal"/>
    </style:style>
    <style:style style:name="T23" style:family="text">
      <style:text-properties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fo:font-size="13pt" style:text-underline-style="none" fo:font-weight="normal" officeooo:rsid="01de68a0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26" style:family="text">
      <style:text-properties fo:font-size="13pt" style:text-underline-style="none" fo:font-weight="normal" officeooo:rsid="02124cae" style:font-name-asian="FreeMono1" style:font-size-asian="13pt" style:font-weight-asian="normal" style:font-name-complex="FreeMono1" style:font-size-complex="13pt" style:font-weight-complex="normal"/>
    </style:style>
    <style:style style:name="T27" style:family="text">
      <style:text-properties fo:font-size="13pt" style:text-underline-style="none" fo:font-weight="normal" officeooo:rsid="0212f4ab" style:font-name-asian="FreeMono1" style:font-size-asian="13pt" style:font-weight-asian="normal" style:font-name-complex="FreeMono1" style:font-size-complex="13pt" style:font-weight-complex="normal"/>
    </style:style>
    <style:style style:name="T28" style:family="text">
      <style:text-properties officeooo:rsid="002307af"/>
    </style:style>
    <style:style style:name="T29" style:family="text">
      <style:text-properties fo:font-weight="bold" officeooo:rsid="008e80df" style:font-name-asian="FreeMono1" style:font-weight-asian="bold" style:font-name-complex="FreeMono1" style:font-weight-complex="bold"/>
    </style:style>
    <style:style style:name="T30" style:family="text">
      <style:text-properties fo:font-weight="bold" officeooo:rsid="024b507b" style:font-name-asian="FreeMono1" style:font-weight-asian="bold" style:font-name-complex="FreeMono1" style:font-weight-complex="bold"/>
    </style:style>
    <style:style style:name="T31" style:family="text">
      <style:text-properties fo:font-weight="bold" officeooo:rsid="034f8ad9" style:font-name-asian="FreeMono1" style:font-weight-asian="bold" style:font-name-complex="FreeMono1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2ae270e" style:font-weight-asian="bold" style:font-weight-complex="bold"/>
    </style:style>
    <style:style style:name="T34" style:family="text">
      <style:text-properties fo:font-weight="bold" officeooo:rsid="02dcfea0" style:font-weight-asian="bold" style:font-weight-complex="bold"/>
    </style:style>
    <style:style style:name="T35" style:family="text">
      <style:text-properties fo:font-weight="bold" officeooo:rsid="02e6be43" style:font-weight-asian="bold" style:font-weight-complex="bold"/>
    </style:style>
    <style:style style:name="T36" style:family="text">
      <style:text-properties fo:font-weight="bold" officeooo:rsid="02ed4c69" style:font-weight-asian="bold" style:font-weight-complex="bold"/>
    </style:style>
    <style:style style:name="T37" style:family="text">
      <style:text-properties officeooo:rsid="002542da"/>
    </style:style>
    <style:style style:name="T38" style:family="text">
      <style:text-properties officeooo:rsid="0029c6eb"/>
    </style:style>
    <style:style style:name="T39" style:family="text">
      <style:text-properties officeooo:rsid="002ada64"/>
    </style:style>
    <style:style style:name="T40" style:family="text">
      <style:text-properties style:font-name="Jomolhari1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1" fo:font-size="13pt" style:text-underline-style="none" fo:font-weight="normal" officeooo:rsid="00aebbf2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1" fo:font-size="13pt" style:text-underline-style="none" fo:font-weight="normal" officeooo:rsid="00b5b2a5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1" fo:font-size="13pt" style:text-underline-style="none" fo:font-weight="normal" officeooo:rsid="00b7822a" style:font-name-asian="FreeMono1" style:font-size-asian="13pt" style:font-weight-asian="normal" style:font-name-complex="FreeMono1" style:font-size-complex="13pt" style:font-weight-complex="normal"/>
    </style:style>
    <style:style style:name="T44" style:family="text">
      <style:text-properties style:font-name="Jomolhari1" fo:font-size="13pt" style:text-underline-style="none" fo:font-weight="normal" officeooo:rsid="00b8aad8" style:font-name-asian="FreeMono1" style:font-size-asian="13pt" style:font-weight-asian="normal" style:font-name-complex="FreeMono1" style:font-size-complex="13pt" style:font-weight-complex="normal"/>
    </style:style>
    <style:style style:name="T45" style:family="text">
      <style:text-properties style:font-name="Jomolhari1" fo:font-size="13pt" style:text-underline-style="none" fo:font-weight="normal" officeooo:rsid="00ba5d42" style:font-name-asian="FreeMono1" style:font-size-asian="13pt" style:font-weight-asian="normal" style:font-name-complex="FreeMono1" style:font-size-complex="13pt" style:font-weight-complex="normal"/>
    </style:style>
    <style:style style:name="T46" style:family="text">
      <style:text-properties style:font-name="Jomolhari1" fo:font-size="13pt" style:text-underline-style="none" fo:font-weight="normal" officeooo:rsid="00cab173" style:font-name-asian="FreeMono1" style:font-size-asian="13pt" style:font-weight-asian="normal" style:font-name-complex="FreeMono1" style:font-size-complex="13pt" style:font-weight-complex="normal"/>
    </style:style>
    <style:style style:name="T47" style:family="text">
      <style:text-properties style:font-name="Jomolhari1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48" style:family="text">
      <style:text-properties style:font-name="Jomolhari1" fo:font-size="13pt" style:text-underline-style="none" fo:font-weight="normal" officeooo:rsid="00d4f43f" style:font-name-asian="FreeMono1" style:font-size-asian="13pt" style:font-weight-asian="normal" style:font-name-complex="FreeMono1" style:font-size-complex="13pt" style:font-weight-complex="normal"/>
    </style:style>
    <style:style style:name="T49" style:family="text">
      <style:text-properties style:font-name="Jomolhari1" fo:font-size="13pt" style:text-underline-style="none" fo:font-weight="normal" officeooo:rsid="00d6e66c" style:font-name-asian="FreeMono1" style:font-size-asian="13pt" style:font-weight-asian="normal" style:font-name-complex="FreeMono1" style:font-size-complex="13pt" style:font-weight-complex="normal"/>
    </style:style>
    <style:style style:name="T50" style:family="text">
      <style:text-properties style:font-name="Jomolhari1" fo:font-size="13pt" style:text-underline-style="none" fo:font-weight="normal" officeooo:rsid="01985525" style:font-name-asian="FreeMono1" style:font-size-asian="13pt" style:font-weight-asian="normal" style:font-name-complex="FreeMono1" style:font-size-complex="13pt" style:font-weight-complex="normal"/>
    </style:style>
    <style:style style:name="T51" style:family="text">
      <style:text-properties style:font-name="Jomolhari1" fo:font-size="13pt" style:text-underline-style="none" fo:font-weight="normal" officeooo:rsid="01d8b698" style:font-name-asian="FreeMono1" style:font-size-asian="13pt" style:font-weight-asian="normal" style:font-name-complex="FreeMono1" style:font-size-complex="13pt" style:font-weight-complex="normal"/>
    </style:style>
    <style:style style:name="T52" style:family="text">
      <style:text-properties style:font-name="Jomolhari1"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53" style:family="text">
      <style:text-properties style:font-name="Jomolhari1" fo:font-size="13pt" style:text-underline-style="none" fo:font-weight="normal" officeooo:rsid="01ddf01f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1" fo:font-size="13pt" style:text-underline-style="none" fo:font-weight="normal" officeooo:rsid="0207e6f0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1" fo:font-size="13pt" style:text-underline-style="none" fo:font-weight="normal" officeooo:rsid="021fd6c9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1" fo:font-size="13pt" style:text-underline-style="none" fo:font-weight="normal" officeooo:rsid="01bfdbd5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1" fo:font-size="13pt" style:text-underline-style="none" fo:font-weight="normal" officeooo:rsid="02c8d760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1" fo:font-size="13pt" style:text-underline-style="none" fo:font-weight="normal" officeooo:rsid="02cdaff1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1" fo:font-size="13pt" style:text-underline-style="none" fo:font-weight="normal" officeooo:rsid="03169b65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1" fo:font-size="13pt" style:text-underline-style="none" fo:font-weight="normal" officeooo:rsid="031aeb54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1" fo:font-size="13pt" style:text-underline-style="none" fo:font-weight="normal" officeooo:rsid="031bbf83" style:font-name-asian="FreeMono1" style:font-size-asian="13pt" style:font-weight-asian="normal" style:font-name-complex="FreeMono1" style:font-size-complex="13pt" style:font-weight-complex="normal"/>
    </style:style>
    <style:style style:name="T62" style:family="text">
      <style:text-properties style:font-name="Jomolhari1" fo:font-size="13pt" style:text-underline-style="none" fo:font-weight="normal" officeooo:rsid="031d53c2" style:font-name-asian="FreeMono1" style:font-size-asian="13pt" style:font-weight-asian="normal" style:font-name-complex="FreeMono1" style:font-size-complex="13pt" style:font-weight-complex="normal"/>
    </style:style>
    <style:style style:name="T63" style:family="text">
      <style:text-properties style:font-name="Jomolhari1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64" style:family="text">
      <style:text-properties style:font-name="Jomolhari1" fo:font-size="13pt" style:text-underline-style="none" fo:font-weight="normal" officeooo:rsid="03688f3f" style:font-name-asian="FreeMono1" style:font-size-asian="13pt" style:font-weight-asian="normal" style:font-name-complex="FreeMono1" style:font-size-complex="13pt" style:font-weight-complex="normal"/>
    </style:style>
    <style:style style:name="T65" style:family="text">
      <style:text-properties style:font-name="Jomolhari1" fo:font-size="13pt" style:text-underline-style="none" officeooo:rsid="00b5b2a5" style:font-name-asian="FreeMono1" style:font-size-asian="13pt" style:font-name-complex="FreeMono1" style:font-size-complex="13pt"/>
    </style:style>
    <style:style style:name="T66" style:family="text">
      <style:text-properties style:font-name="Jomolhari1" fo:font-size="13pt" style:text-underline-style="none" officeooo:rsid="01ae9030" style:font-name-asian="FreeMono1" style:font-size-asian="13pt" style:font-name-complex="FreeMono1" style:font-size-complex="13pt"/>
    </style:style>
    <style:style style:name="T67" style:family="text">
      <style:text-properties style:font-name="Jomolhari1" fo:font-size="13pt" style:text-underline-style="none" fo:font-weight="bold" officeooo:rsid="01ae95ed" style:font-name-asian="FreeMono1" style:font-size-asian="13pt" style:font-weight-asian="bold" style:font-name-complex="FreeMono1" style:font-size-complex="13pt" style:font-weight-complex="bold"/>
    </style:style>
    <style:style style:name="T68" style:family="text">
      <style:text-properties style:font-name="Jomolhari1" fo:font-size="13pt" style:text-underline-style="none" fo:font-weight="bold" officeooo:rsid="01aefbf0" style:font-name-asian="FreeMono1" style:font-size-asian="13pt" style:font-weight-asian="bold" style:font-name-complex="FreeMono1" style:font-size-complex="13pt" style:font-weight-complex="bold"/>
    </style:style>
    <style:style style:name="T69" style:family="text">
      <style:text-properties style:font-name="Jomolhari1" fo:font-size="13pt" style:text-underline-style="none" fo:font-weight="bold" officeooo:rsid="01ae9030" style:font-name-asian="FreeMono1" style:font-size-asian="13pt" style:font-weight-asian="bold" style:font-name-complex="FreeMono1" style:font-size-complex="13pt" style:font-weight-complex="bold"/>
    </style:style>
    <style:style style:name="T70" style:family="text">
      <style:text-properties style:font-name="Jomolhari1" fo:font-size="13pt" style:text-underline-style="none" fo:font-weight="bold" officeooo:rsid="00b5b2a5" style:font-name-asian="FreeMono1" style:font-size-asian="13pt" style:font-weight-asian="bold" style:font-name-complex="FreeMono1" style:font-size-complex="13pt" style:font-weight-complex="bold"/>
    </style:style>
    <style:style style:name="T71" style:family="text">
      <style:text-properties style:font-name="Jomolhari1" fo:font-size="13pt" style:text-underline-style="none" fo:font-weight="bold" officeooo:rsid="031d53c2" style:font-name-asian="FreeMono1" style:font-size-asian="13pt" style:font-weight-asian="bold" style:font-name-complex="FreeMono1" style:font-size-complex="13pt" style:font-weight-complex="bold"/>
    </style:style>
    <style:style style:name="T72" style:family="text">
      <style:text-properties style:font-name="Jomolhari1" officeooo:rsid="009b736b" style:font-name-asian="FreeMono1" style:font-name-complex="FreeMono1"/>
    </style:style>
    <style:style style:name="T73" style:family="text">
      <style:text-properties style:font-name="Jomolhari1" officeooo:rsid="00a8a77a" style:font-name-asian="FreeMono1" style:font-name-complex="FreeMono1"/>
    </style:style>
    <style:style style:name="T74" style:family="text">
      <style:text-properties style:font-name="Jomolhari1" officeooo:rsid="00a902d6" style:font-name-asian="FreeMono1" style:font-name-complex="FreeMono1"/>
    </style:style>
    <style:style style:name="T75" style:family="text">
      <style:text-properties style:font-name="Jomolhari1" style:text-underline-style="none" officeooo:rsid="00dbf073" style:font-name-asian="FreeMono1" style:font-name-complex="FreeMono1"/>
    </style:style>
    <style:style style:name="T76" style:family="text">
      <style:text-properties style:font-name="Jomolhari1" style:text-underline-style="none" officeooo:rsid="01de4d40" style:font-name-asian="FreeMono1" style:font-name-complex="FreeMono1"/>
    </style:style>
    <style:style style:name="T77" style:family="text">
      <style:text-properties style:font-name="Jomolhari1" style:text-underline-style="none" officeooo:rsid="01ebe817" style:font-name-asian="FreeMono1" style:font-name-complex="FreeMono1"/>
    </style:style>
    <style:style style:name="T78" style:family="text">
      <style:text-properties style:font-name="Jomolhari1" style:text-underline-style="none" officeooo:rsid="0350f533" style:font-name-asian="FreeMono1" style:font-name-complex="FreeMono1"/>
    </style:style>
    <style:style style:name="T79" style:family="text">
      <style:text-properties style:font-name="Jomolhari1" officeooo:rsid="01ae9030"/>
    </style:style>
    <style:style style:name="T80" style:family="text">
      <style:text-properties style:font-name="Jomolhari1" officeooo:rsid="01bf0d21"/>
    </style:style>
    <style:style style:name="T81" style:family="text">
      <style:text-properties style:font-name="Jomolhari1" officeooo:rsid="01bf0d21" style:font-size-asian="13pt"/>
    </style:style>
    <style:style style:name="T82" style:family="text">
      <style:text-properties style:font-name="Jomolhari1" officeooo:rsid="01bfdbd5" style:font-size-asian="13pt"/>
    </style:style>
    <style:style style:name="T83" style:family="text">
      <style:text-properties style:font-name="Jomolhari1" officeooo:rsid="02a629c0" style:font-size-asian="13pt"/>
    </style:style>
    <style:style style:name="T84" style:family="text">
      <style:text-properties style:font-name="Jomolhari1" officeooo:rsid="01d0d0b6"/>
    </style:style>
    <style:style style:name="T85" style:family="text">
      <style:text-properties style:font-name="Jomolhari1" officeooo:rsid="0215ee78"/>
    </style:style>
    <style:style style:name="T86" style:family="text">
      <style:text-properties style:font-name="Jomolhari1" fo:font-size="15pt" style:text-underline-style="none" fo:font-weight="bold" officeooo:rsid="02416dcc" style:font-name-asian="FreeMono1" style:font-size-asian="15pt" style:font-weight-asian="bold" style:font-name-complex="FreeMono1" style:font-size-complex="15pt" style:font-weight-complex="bold"/>
    </style:style>
    <style:style style:name="T87" style:family="text">
      <style:text-properties style:font-name="Jomolhari1" officeooo:rsid="02a7dc76"/>
    </style:style>
    <style:style style:name="T88" style:family="text">
      <style:text-properties style:font-name="Jomolhari1" officeooo:rsid="0350f533"/>
    </style:style>
    <style:style style:name="T89" style:family="text">
      <style:text-properties officeooo:rsid="002e094a"/>
    </style:style>
    <style:style style:name="T90" style:family="text">
      <style:text-properties officeooo:rsid="002fc7b4"/>
    </style:style>
    <style:style style:name="T91" style:family="text">
      <style:text-properties officeooo:rsid="0030c228"/>
    </style:style>
    <style:style style:name="T92" style:family="text">
      <style:text-properties officeooo:rsid="00340377"/>
    </style:style>
    <style:style style:name="T93" style:family="text">
      <style:text-properties style:font-name="FreeMono"/>
    </style:style>
    <style:style style:name="T94" style:family="text">
      <style:text-properties style:font-name="FreeMono" officeooo:rsid="00340377"/>
    </style:style>
    <style:style style:name="T95" style:family="text">
      <style:text-properties style:font-name="FreeMono" officeooo:rsid="0038e2d5"/>
    </style:style>
    <style:style style:name="T96" style:family="text">
      <style:text-properties style:font-name="FreeMono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97" style:family="text">
      <style:text-properties style:font-name="FreeMono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98" style:family="text">
      <style:text-properties style:font-name="FreeMono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99" style:family="text">
      <style:text-properties style:font-name="FreeMono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100" style:family="text">
      <style:text-properties style:font-name="FreeMono" fo:font-size="13pt" style:text-underline-style="none" fo:font-weight="normal" officeooo:rsid="0198ff6e" style:font-name-asian="FreeMono1" style:font-size-asian="13pt" style:font-weight-asian="normal" style:font-name-complex="FreeMono1" style:font-size-complex="13pt" style:font-weight-complex="normal"/>
    </style:style>
    <style:style style:name="T101" style:family="text">
      <style:text-properties style:font-name="FreeMono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02" style:family="text">
      <style:text-properties style:font-name="FreeMono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03" style:family="text">
      <style:text-properties style:font-name="FreeMono" officeooo:rsid="0017bb14"/>
    </style:style>
    <style:style style:name="T104" style:family="text">
      <style:text-properties style:font-name="FreeMono" officeooo:rsid="00f2a4c6" style:font-name-asian="FreeMono1" style:font-name-complex="FreeMono1"/>
    </style:style>
    <style:style style:name="T105" style:family="text">
      <style:text-properties style:font-name="FreeMono" officeooo:rsid="00ab02c4"/>
    </style:style>
    <style:style style:name="T106" style:family="text">
      <style:text-properties style:font-name="FreeMono" officeooo:rsid="010123cb"/>
    </style:style>
    <style:style style:name="T107" style:family="text">
      <style:text-properties style:font-name="FreeMono" officeooo:rsid="01395956"/>
    </style:style>
    <style:style style:name="T108" style:family="text">
      <style:text-properties style:font-name="FreeMono" officeooo:rsid="01a12e7e"/>
    </style:style>
    <style:style style:name="T109" style:family="text">
      <style:text-properties style:font-name="FreeMono" officeooo:rsid="01c83c9b"/>
    </style:style>
    <style:style style:name="T110" style:family="text">
      <style:text-properties style:font-name="FreeMono" officeooo:rsid="0202e55e"/>
    </style:style>
    <style:style style:name="T111" style:family="text">
      <style:text-properties style:font-name="FreeMono" officeooo:rsid="024d1d0b"/>
    </style:style>
    <style:style style:name="T112" style:family="text">
      <style:text-properties style:font-name="FreeMono" officeooo:rsid="0157de33"/>
    </style:style>
    <style:style style:name="T113" style:family="text">
      <style:text-properties style:font-name="FreeMono" officeooo:rsid="015872ec"/>
    </style:style>
    <style:style style:name="T114" style:family="text">
      <style:text-properties style:font-name="FreeMono" officeooo:rsid="015d7e24"/>
    </style:style>
    <style:style style:name="T115" style:family="text">
      <style:text-properties style:font-name="FreeMono" officeooo:rsid="03383472"/>
    </style:style>
    <style:style style:name="T116" style:family="text">
      <style:text-properties style:font-name="FreeMono" officeooo:rsid="03375338"/>
    </style:style>
    <style:style style:name="T117" style:family="text">
      <style:text-properties style:font-name="FreeMono" officeooo:rsid="03775d28"/>
    </style:style>
    <style:style style:name="T118" style:family="text">
      <style:text-properties style:font-name="FreeMono" officeooo:rsid="0333b742"/>
    </style:style>
    <style:style style:name="T119" style:family="text">
      <style:text-properties officeooo:rsid="00377a52"/>
    </style:style>
    <style:style style:name="T120" style:family="text">
      <style:text-properties officeooo:rsid="0038e2d5"/>
    </style:style>
    <style:style style:name="T121" style:family="text">
      <style:text-properties officeooo:rsid="003a42fd"/>
    </style:style>
    <style:style style:name="T122" style:family="text">
      <style:text-properties officeooo:rsid="003c1f98"/>
    </style:style>
    <style:style style:name="T123" style:family="text">
      <style:text-properties officeooo:rsid="00468101"/>
    </style:style>
    <style:style style:name="T124" style:family="text">
      <style:text-properties officeooo:rsid="0049fa84" style:font-name-asian="FreeMono1" style:font-name-complex="FreeMono1"/>
    </style:style>
    <style:style style:name="T125" style:family="text">
      <style:text-properties officeooo:rsid="004e5883" style:font-name-asian="FreeMono1" style:font-name-complex="FreeMono1"/>
    </style:style>
    <style:style style:name="T126" style:family="text">
      <style:text-properties officeooo:rsid="0076ff5d" style:font-name-asian="FreeMono1" style:font-name-complex="FreeMono1"/>
    </style:style>
    <style:style style:name="T127" style:family="text">
      <style:text-properties officeooo:rsid="0079935e" style:font-name-asian="FreeMono1" style:font-name-complex="FreeMono1"/>
    </style:style>
    <style:style style:name="T128" style:family="text">
      <style:text-properties officeooo:rsid="0079bc3a" style:font-name-asian="FreeMono1" style:font-name-complex="FreeMono1"/>
    </style:style>
    <style:style style:name="T129" style:family="text">
      <style:text-properties officeooo:rsid="0079ffd1" style:font-name-asian="FreeMono1" style:font-name-complex="FreeMono1"/>
    </style:style>
    <style:style style:name="T130" style:family="text">
      <style:text-properties officeooo:rsid="007bcdf1" style:font-name-asian="FreeMono1" style:font-name-complex="FreeMono1"/>
    </style:style>
    <style:style style:name="T131" style:family="text">
      <style:text-properties officeooo:rsid="007d55d2" style:font-name-asian="FreeMono1" style:font-name-complex="FreeMono1"/>
    </style:style>
    <style:style style:name="T132" style:family="text">
      <style:text-properties officeooo:rsid="00824e40" style:font-name-asian="FreeMono1" style:font-name-complex="FreeMono1"/>
    </style:style>
    <style:style style:name="T133" style:family="text">
      <style:text-properties officeooo:rsid="008c158b" style:font-name-asian="FreeMono1" style:font-name-complex="FreeMono1"/>
    </style:style>
    <style:style style:name="T134" style:family="text">
      <style:text-properties officeooo:rsid="008c967b" style:font-name-asian="FreeMono1" style:font-name-complex="FreeMono1"/>
    </style:style>
    <style:style style:name="T135" style:family="text">
      <style:text-properties officeooo:rsid="008f91cd" style:font-name-asian="FreeMono1" style:font-name-complex="FreeMono1"/>
    </style:style>
    <style:style style:name="T136" style:family="text">
      <style:text-properties officeooo:rsid="0090f2d4" style:font-name-asian="FreeMono1" style:font-name-complex="FreeMono1"/>
    </style:style>
    <style:style style:name="T137" style:family="text">
      <style:text-properties officeooo:rsid="0092ca38" style:font-name-asian="FreeMono1" style:font-name-complex="FreeMono1"/>
    </style:style>
    <style:style style:name="T138" style:family="text">
      <style:text-properties officeooo:rsid="0093ee39" style:font-name-asian="FreeMono1" style:font-name-complex="FreeMono1"/>
    </style:style>
    <style:style style:name="T139" style:family="text">
      <style:text-properties officeooo:rsid="00973e90" style:font-name-asian="FreeMono1" style:font-name-complex="FreeMono1"/>
    </style:style>
    <style:style style:name="T140" style:family="text">
      <style:text-properties officeooo:rsid="009914bb" style:font-name-asian="FreeMono1" style:font-name-complex="FreeMono1"/>
    </style:style>
    <style:style style:name="T141" style:family="text">
      <style:text-properties officeooo:rsid="009d3326" style:font-name-asian="FreeMono1" style:font-name-complex="FreeMono1"/>
    </style:style>
    <style:style style:name="T142" style:family="text">
      <style:text-properties officeooo:rsid="009f0648" style:font-name-asian="FreeMono1" style:font-name-complex="FreeMono1"/>
    </style:style>
    <style:style style:name="T143" style:family="text">
      <style:text-properties officeooo:rsid="00dd84a8" style:font-name-asian="FreeMono1" style:font-name-complex="FreeMono1"/>
    </style:style>
    <style:style style:name="T144" style:family="text">
      <style:text-properties officeooo:rsid="00ef08d7" style:font-name-asian="FreeMono1" style:font-name-complex="FreeMono1"/>
    </style:style>
    <style:style style:name="T145" style:family="text">
      <style:text-properties officeooo:rsid="00ef60f6" style:font-name-asian="FreeMono1" style:font-name-complex="FreeMono1"/>
    </style:style>
    <style:style style:name="T146" style:family="text">
      <style:text-properties officeooo:rsid="00efcdf8" style:font-name-asian="FreeMono1" style:font-name-complex="FreeMono1"/>
    </style:style>
    <style:style style:name="T147" style:family="text">
      <style:text-properties officeooo:rsid="00f2a4c6" style:font-name-asian="FreeMono1" style:font-name-complex="FreeMono1"/>
    </style:style>
    <style:style style:name="T148" style:family="text">
      <style:text-properties officeooo:rsid="00f37191" style:font-name-asian="FreeMono1" style:font-name-complex="FreeMono1"/>
    </style:style>
    <style:style style:name="T149" style:family="text">
      <style:text-properties officeooo:rsid="00f54338" style:font-name-asian="FreeMono1" style:font-name-complex="FreeMono1"/>
    </style:style>
    <style:style style:name="T150" style:family="text">
      <style:text-properties officeooo:rsid="011231bb" style:font-name-asian="FreeMono1" style:font-name-complex="FreeMono1"/>
    </style:style>
    <style:style style:name="T151" style:family="text">
      <style:text-properties officeooo:rsid="018cd052" style:font-name-asian="FreeMono1" style:font-name-complex="FreeMono1"/>
    </style:style>
    <style:style style:name="T152" style:family="text">
      <style:text-properties officeooo:rsid="027ce363" style:font-name-asian="FreeMono1" style:font-name-complex="FreeMono1"/>
    </style:style>
    <style:style style:name="T153" style:family="text">
      <style:text-properties officeooo:rsid="027d9506" style:font-name-asian="FreeMono1" style:font-name-complex="FreeMono1"/>
    </style:style>
    <style:style style:name="T154" style:family="text">
      <style:text-properties officeooo:rsid="027dfb8d" style:font-name-asian="FreeMono1" style:font-name-complex="FreeMono1"/>
    </style:style>
    <style:style style:name="T155" style:family="text">
      <style:text-properties officeooo:rsid="03383472" style:font-name-asian="FreeMono1" style:font-name-complex="FreeMono1"/>
    </style:style>
    <style:style style:name="T156" style:family="text">
      <style:text-properties officeooo:rsid="034ef6b2" style:font-name-asian="FreeMono1" style:font-name-complex="FreeMono1"/>
    </style:style>
    <style:style style:name="T157" style:family="text">
      <style:text-properties officeooo:rsid="0350f533" style:font-name-asian="FreeMono1" style:font-name-complex="FreeMono1"/>
    </style:style>
    <style:style style:name="T158" style:family="text">
      <style:text-properties officeooo:rsid="03580999" style:font-name-asian="FreeMono1" style:font-name-complex="FreeMono1"/>
    </style:style>
    <style:style style:name="T159" style:family="text">
      <style:text-properties officeooo:rsid="03743e91" style:font-name-asian="FreeMono1" style:font-name-complex="FreeMono1"/>
    </style:style>
    <style:style style:name="T160" style:family="text">
      <style:text-properties officeooo:rsid="03a44914" style:font-name-asian="FreeMono1" style:font-name-complex="FreeMono1"/>
    </style:style>
    <style:style style:name="T161" style:family="text">
      <style:text-properties style:font-name="Jomolhari2" fo:font-size="13pt" style:text-underline-style="none" fo:font-weight="normal" officeooo:rsid="009d3326" style:font-name-asian="FreeMono1" style:font-size-asian="13pt" style:font-weight-asian="normal" style:font-name-complex="FreeMono1" style:font-size-complex="13pt" style:font-weight-complex="normal"/>
    </style:style>
    <style:style style:name="T162" style:family="text">
      <style:text-properties style:font-name="Jomolhari2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style:style style:name="T163" style:family="text">
      <style:text-properties style:font-name="Jomolhari2" fo:font-size="13pt" style:text-underline-style="none" fo:font-weight="normal" officeooo:rsid="011abc4c" style:font-name-asian="FreeMono1" style:font-size-asian="13pt" style:font-weight-asian="normal" style:font-name-complex="FreeMono1" style:font-size-complex="13pt" style:font-weight-complex="normal"/>
    </style:style>
    <style:style style:name="T164" style:family="text">
      <style:text-properties style:font-name="Jomolhari2" fo:font-size="13pt" style:text-underline-style="none" fo:font-weight="normal" officeooo:rsid="011bfbe3" style:font-name-asian="FreeMono1" style:font-size-asian="13pt" style:font-weight-asian="normal" style:font-name-complex="FreeMono1" style:font-size-complex="13pt" style:font-weight-complex="normal"/>
    </style:style>
    <style:style style:name="T165" style:family="text">
      <style:text-properties style:font-name="Jomolhari2" fo:font-size="13pt" style:text-underline-style="none" fo:font-weight="normal" officeooo:rsid="011c4aa4" style:font-name-asian="FreeMono1" style:font-size-asian="13pt" style:font-weight-asian="normal" style:font-name-complex="FreeMono1" style:font-size-complex="13pt" style:font-weight-complex="normal"/>
    </style:style>
    <style:style style:name="T166" style:family="text">
      <style:text-properties style:font-name="Jomolhari2" fo:font-size="13pt" style:text-underline-style="none" fo:font-weight="normal" officeooo:rsid="01213bd2" style:font-name-asian="FreeMono1" style:font-size-asian="13pt" style:font-weight-asian="normal" style:font-name-complex="FreeMono1" style:font-size-complex="13pt" style:font-weight-complex="normal"/>
    </style:style>
    <style:style style:name="T167" style:family="text">
      <style:text-properties style:font-name="Jomolhari2" fo:font-size="13pt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168" style:family="text">
      <style:text-properties style:font-name="Jomolhari2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169" style:family="text">
      <style:text-properties style:font-name="Jomolhari2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170" style:family="text">
      <style:text-properties style:font-name="Jomolhari2" fo:font-size="13pt" style:text-underline-style="none" fo:font-weight="normal" officeooo:rsid="0105aefc" style:font-name-asian="FreeMono1" style:font-size-asian="13pt" style:font-weight-asian="normal" style:font-name-complex="FreeMono1" style:font-size-complex="13pt" style:font-weight-complex="normal"/>
    </style:style>
    <style:style style:name="T171" style:family="text">
      <style:text-properties style:font-name="Jomolhari2" fo:font-size="13pt" style:text-underline-style="none" fo:font-weight="normal" officeooo:rsid="0187b871" style:font-name-asian="FreeMono1" style:font-size-asian="13pt" style:font-weight-asian="normal" style:font-name-complex="FreeMono1" style:font-size-complex="13pt" style:font-weight-complex="normal"/>
    </style:style>
    <style:style style:name="T172" style:family="text">
      <style:text-properties style:font-name="Jomolhari2" fo:font-size="13pt" style:text-underline-style="none" fo:font-weight="normal" officeooo:rsid="0112f1d0" style:font-name-asian="FreeMono1" style:font-size-asian="13pt" style:font-weight-asian="normal" style:font-name-complex="FreeMono1" style:font-size-complex="13pt" style:font-weight-complex="normal"/>
    </style:style>
    <style:style style:name="T173" style:family="text">
      <style:text-properties style:font-name="Jomolhari2" fo:font-size="13pt" style:text-underline-style="none" fo:font-weight="normal" officeooo:rsid="020a708f" style:font-name-asian="FreeMono1" style:font-size-asian="13pt" style:font-weight-asian="normal" style:font-name-complex="FreeMono1" style:font-size-complex="13pt" style:font-weight-complex="normal"/>
    </style:style>
    <style:style style:name="T174" style:family="text">
      <style:text-properties style:font-name="Jomolhari2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75" style:family="text">
      <style:text-properties style:font-name="Jomolhari2" fo:font-size="13pt" style:text-underline-style="none" fo:font-weight="normal" officeooo:rsid="01f6b599" style:font-name-asian="FreeMono1" style:font-size-asian="13pt" style:font-weight-asian="normal" style:font-name-complex="FreeMono1" style:font-size-complex="13pt" style:font-weight-complex="normal"/>
    </style:style>
    <style:style style:name="T176" style:family="text">
      <style:text-properties style:font-name="Jomolhari2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77" style:family="text">
      <style:text-properties style:font-name="Jomolhari2" fo:font-size="13pt" style:text-underline-style="none" fo:font-weight="normal" officeooo:rsid="01f0c049" style:font-name-asian="FreeMono1" style:font-size-asian="13pt" style:font-weight-asian="normal" style:font-name-complex="FreeMono1" style:font-size-complex="13pt" style:font-weight-complex="normal"/>
    </style:style>
    <style:style style:name="T178" style:family="text">
      <style:text-properties style:font-name="Jomolhari2"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179" style:family="text">
      <style:text-properties style:font-name="Jomolhari2" fo:font-size="13pt" style:text-underline-style="none" fo:font-weight="normal" officeooo:rsid="01e9a542" style:font-name-asian="FreeMono1" style:font-size-asian="13pt" style:font-weight-asian="normal" style:font-name-complex="FreeMono1" style:font-size-complex="13pt" style:font-weight-complex="normal"/>
    </style:style>
    <style:style style:name="T180" style:family="text">
      <style:text-properties style:font-name="Jomolhari2" fo:font-size="13pt" style:text-underline-style="none" fo:font-weight="normal" officeooo:rsid="0285b2eb" style:font-name-asian="FreeMono1" style:font-size-asian="13pt" style:font-weight-asian="normal" style:font-name-complex="FreeMono1" style:font-size-complex="13pt" style:font-weight-complex="normal"/>
    </style:style>
    <style:style style:name="T181" style:family="text">
      <style:text-properties style:font-name="Jomolhari2" fo:font-size="13pt" style:text-underline-style="none" fo:font-weight="normal" officeooo:rsid="027a8c95" style:font-name-asian="FreeMono1" style:font-size-asian="13pt" style:font-weight-asian="normal" style:font-name-complex="FreeMono1" style:font-size-complex="13pt" style:font-weight-complex="normal"/>
    </style:style>
    <style:style style:name="T182" style:family="text">
      <style:text-properties style:font-name="Jomolhari2" fo:font-size="13pt" style:text-underline-style="none" fo:font-weight="normal" officeooo:rsid="0295a87a" style:font-name-asian="FreeMono1" style:font-size-asian="13pt" style:font-weight-asian="normal" style:font-name-complex="FreeMono1" style:font-size-complex="13pt" style:font-weight-complex="normal"/>
    </style:style>
    <style:style style:name="T183" style:family="text">
      <style:text-properties style:font-name="Jomolhari2" fo:font-size="13pt" style:text-underline-style="none" fo:font-weight="normal" officeooo:rsid="029792bf" style:font-name-asian="FreeMono1" style:font-size-asian="13pt" style:font-weight-asian="normal" style:font-name-complex="FreeMono1" style:font-size-complex="13pt" style:font-weight-complex="normal"/>
    </style:style>
    <style:style style:name="T184" style:family="text">
      <style:text-properties style:font-name="Jomolhari2" fo:font-size="13pt" style:text-underline-style="none" fo:font-weight="normal" officeooo:rsid="029c3691" style:font-name-asian="FreeMono1" style:font-size-asian="13pt" style:font-weight-asian="normal" style:font-name-complex="FreeMono1" style:font-size-complex="13pt" style:font-weight-complex="normal"/>
    </style:style>
    <style:style style:name="T185" style:family="text">
      <style:text-properties style:font-name="Jomolhari2" fo:font-size="13pt" style:text-underline-style="none" fo:font-weight="normal" officeooo:rsid="029e0caa" style:font-name-asian="FreeMono1" style:font-size-asian="13pt" style:font-weight-asian="normal" style:font-name-complex="FreeMono1" style:font-size-complex="13pt" style:font-weight-complex="normal"/>
    </style:style>
    <style:style style:name="T186" style:family="text">
      <style:text-properties style:font-name="Jomolhari2" style:text-underline-style="none" officeooo:rsid="019bf705" style:font-name-asian="FreeMono1" style:font-name-complex="FreeMono1"/>
    </style:style>
    <style:style style:name="T187" style:family="text">
      <style:text-properties style:font-name="Jomolhari2" style:text-underline-style="none" officeooo:rsid="019dedd1" style:font-name-asian="FreeMono1" style:font-name-complex="FreeMono1"/>
    </style:style>
    <style:style style:name="T188" style:family="text">
      <style:text-properties style:font-name="Jomolhari2" style:text-underline-style="none" officeooo:rsid="01c4eccc" style:font-name-asian="FreeMono1" style:font-name-complex="FreeMono1"/>
    </style:style>
    <style:style style:name="T189" style:family="text">
      <style:text-properties style:font-name="Jomolhari2" style:text-underline-style="none" officeooo:rsid="01cf2b39" style:font-name-asian="FreeMono1" style:font-name-complex="FreeMono1"/>
    </style:style>
    <style:style style:name="T190" style:family="text">
      <style:text-properties style:font-name="Jomolhari2" style:text-underline-style="none" officeooo:rsid="01d033c5" style:font-name-asian="FreeMono1" style:font-name-complex="FreeMono1"/>
    </style:style>
    <style:style style:name="T191" style:family="text">
      <style:text-properties style:font-name="Jomolhari2" officeooo:rsid="01a09486"/>
    </style:style>
    <style:style style:name="T192" style:family="text">
      <style:text-properties style:font-name="Jomolhari2" officeooo:rsid="01a12e7e"/>
    </style:style>
    <style:style style:name="T193" style:family="text">
      <style:text-properties style:font-name="Jomolhari2" officeooo:rsid="01a2f11b"/>
    </style:style>
    <style:style style:name="T194" style:family="text">
      <style:text-properties style:font-name="Jomolhari2" officeooo:rsid="01a596c9"/>
    </style:style>
    <style:style style:name="T195" style:family="text">
      <style:text-properties style:font-name="Jomolhari2" fo:font-weight="bold" officeooo:rsid="01a596c9" style:font-weight-asian="bold" style:font-weight-complex="bold"/>
    </style:style>
    <style:style style:name="T196" style:family="text">
      <style:text-properties style:font-name="Jomolhari2" fo:font-weight="bold" officeooo:rsid="01abfe7f" style:font-weight-asian="bold" style:font-weight-complex="bold"/>
    </style:style>
    <style:style style:name="T197" style:family="text">
      <style:text-properties style:font-name="Jomolhari2" fo:font-weight="bold" officeooo:rsid="01ad85b7" style:font-weight-asian="bold" style:font-weight-complex="bold"/>
    </style:style>
    <style:style style:name="T198" style:family="text">
      <style:text-properties style:font-name="Jomolhari2" officeooo:rsid="01d24379" style:font-size-asian="11.3500003814697pt"/>
    </style:style>
    <style:style style:name="T199" style:family="text">
      <style:text-properties style:font-name="Jomolhari2" officeooo:rsid="022dd9c2" style:font-size-asian="11.3500003814697pt"/>
    </style:style>
    <style:style style:name="T200" style:family="text">
      <style:text-properties style:font-name="Jomolhari2" officeooo:rsid="01a09486" style:font-size-asian="11.3500003814697pt"/>
    </style:style>
    <style:style style:name="T201" style:family="text">
      <style:text-properties style:font-name="Jomolhari2" officeooo:rsid="02ac999a" style:font-size-asian="11.3500003814697pt"/>
    </style:style>
    <style:style style:name="T202" style:family="text">
      <style:text-properties style:font-name="Jomolhari2" officeooo:rsid="01abfe7f"/>
    </style:style>
    <style:style style:name="T203" style:family="text">
      <style:text-properties style:font-name="Jomolhari2" officeooo:rsid="01ae9030"/>
    </style:style>
    <style:style style:name="T204" style:family="text">
      <style:text-properties style:font-name="Jomolhari2" officeooo:rsid="01b006cd"/>
    </style:style>
    <style:style style:name="T205" style:family="text">
      <style:text-properties style:font-name="Jomolhari2" officeooo:rsid="01c6aae6"/>
    </style:style>
    <style:style style:name="T206" style:family="text">
      <style:text-properties style:font-name="Jomolhari2" officeooo:rsid="01c8dec4"/>
    </style:style>
    <style:style style:name="T207" style:family="text">
      <style:text-properties style:font-name="Jomolhari2" officeooo:rsid="02157d73"/>
    </style:style>
    <style:style style:name="T208" style:family="text">
      <style:text-properties style:font-name="Jomolhari2" officeooo:rsid="022d4cdb"/>
    </style:style>
    <style:style style:name="T209" style:family="text">
      <style:text-properties style:font-name="Jomolhari2" fo:font-size="15pt" fo:font-weight="bold" officeooo:rsid="01ad85b7" style:font-size-asian="15pt" style:font-weight-asian="bold" style:font-size-complex="15pt" style:font-weight-complex="bold"/>
    </style:style>
    <style:style style:name="T210" style:family="text">
      <style:text-properties style:font-name="Jomolhari2" officeooo:rsid="0251e84e"/>
    </style:style>
    <style:style style:name="T211" style:family="text">
      <style:text-properties officeooo:rsid="00a9ce4e"/>
    </style:style>
    <style:style style:name="T212" style:family="text">
      <style:text-properties officeooo:rsid="00aa6c76"/>
    </style:style>
    <style:style style:name="T213" style:family="text">
      <style:text-properties officeooo:rsid="00ab02c4"/>
    </style:style>
    <style:style style:name="T214" style:family="text">
      <style:text-properties officeooo:rsid="00acb9cd"/>
    </style:style>
    <style:style style:name="T215" style:family="text">
      <style:text-properties officeooo:rsid="00adc0fe"/>
    </style:style>
    <style:style style:name="T216" style:family="text">
      <style:text-properties officeooo:rsid="00f1a60a"/>
    </style:style>
    <style:style style:name="T217" style:family="text">
      <style:text-properties officeooo:rsid="00fd9f19"/>
    </style:style>
    <style:style style:name="T218" style:family="text">
      <style:text-properties officeooo:rsid="00ff3a72"/>
    </style:style>
    <style:style style:name="T219" style:family="text">
      <style:text-properties officeooo:rsid="00ff3cbe"/>
    </style:style>
    <style:style style:name="T220" style:family="text">
      <style:text-properties officeooo:rsid="010123cb"/>
    </style:style>
    <style:style style:name="T221" style:family="text">
      <style:text-properties officeooo:rsid="010776af"/>
    </style:style>
    <style:style style:name="T222" style:family="text">
      <style:text-properties officeooo:rsid="010dce35"/>
    </style:style>
    <style:style style:name="T223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224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11f5bd1" style:font-name-asian="FreeMono1" style:font-size-asian="13pt" style:font-weight-asian="normal" style:font-name-complex="FreeMono1" style:font-size-complex="13pt" style:font-weight-complex="normal"/>
    </style:style>
    <style:style style:name="T225" style:family="text">
      <style:text-properties officeooo:rsid="01233e96"/>
    </style:style>
    <style:style style:name="T226" style:family="text">
      <style:text-properties officeooo:rsid="01236834"/>
    </style:style>
    <style:style style:name="T227" style:family="text">
      <style:text-properties officeooo:rsid="01253930"/>
    </style:style>
    <style:style style:name="T228" style:family="text">
      <style:text-properties officeooo:rsid="0126f356"/>
    </style:style>
    <style:style style:name="T229" style:family="text">
      <style:text-properties officeooo:rsid="01278436"/>
    </style:style>
    <style:style style:name="T230" style:family="text">
      <style:text-properties officeooo:rsid="01292cc3"/>
    </style:style>
    <style:style style:name="T231" style:family="text">
      <style:text-properties officeooo:rsid="0129eaf8"/>
    </style:style>
    <style:style style:name="T232" style:family="text">
      <style:text-properties officeooo:rsid="012b03f4"/>
    </style:style>
    <style:style style:name="T233" style:family="text">
      <style:text-properties officeooo:rsid="0130e93c"/>
    </style:style>
    <style:style style:name="T234" style:family="text">
      <style:text-properties officeooo:rsid="01326bc8"/>
    </style:style>
    <style:style style:name="T235" style:family="text">
      <style:text-properties officeooo:rsid="0133e575"/>
    </style:style>
    <style:style style:name="T236" style:family="text">
      <style:text-properties officeooo:rsid="013551d7"/>
    </style:style>
    <style:style style:name="T237" style:family="text">
      <style:text-properties officeooo:rsid="013552f9"/>
    </style:style>
    <style:style style:name="T238" style:family="text">
      <style:text-properties officeooo:rsid="0135e9ca"/>
    </style:style>
    <style:style style:name="T239" style:family="text">
      <style:text-properties officeooo:rsid="0136c71e"/>
    </style:style>
    <style:style style:name="T240" style:family="text">
      <style:text-properties officeooo:rsid="013851ea"/>
    </style:style>
    <style:style style:name="T241" style:family="text">
      <style:text-properties officeooo:rsid="0138eb0e"/>
    </style:style>
    <style:style style:name="T242" style:family="text">
      <style:text-properties officeooo:rsid="01395956"/>
    </style:style>
    <style:style style:name="T243" style:family="text">
      <style:text-properties officeooo:rsid="01406dbe"/>
    </style:style>
    <style:style style:name="T244" style:family="text">
      <style:text-properties officeooo:rsid="01462ac0"/>
    </style:style>
    <style:style style:name="T245" style:family="text">
      <style:text-properties officeooo:rsid="0148961a"/>
    </style:style>
    <style:style style:name="T246" style:family="text">
      <style:text-properties officeooo:rsid="014a7ebd"/>
    </style:style>
    <style:style style:name="T247" style:family="text">
      <style:text-properties officeooo:rsid="014edd7b"/>
    </style:style>
    <style:style style:name="T248" style:family="text">
      <style:text-properties officeooo:rsid="014fe85d"/>
    </style:style>
    <style:style style:name="T249" style:family="text">
      <style:text-properties officeooo:rsid="015136f5"/>
    </style:style>
    <style:style style:name="T250" style:family="text">
      <style:text-properties officeooo:rsid="0151776f"/>
    </style:style>
    <style:style style:name="T251" style:family="text">
      <style:text-properties officeooo:rsid="015323d2"/>
    </style:style>
    <style:style style:name="T252" style:family="text">
      <style:text-properties officeooo:rsid="01534a2b"/>
    </style:style>
    <style:style style:name="T253" style:family="text">
      <style:text-properties officeooo:rsid="01543fb6"/>
    </style:style>
    <style:style style:name="T254" style:family="text">
      <style:text-properties officeooo:rsid="015872ec"/>
    </style:style>
    <style:style style:name="T255" style:family="text">
      <style:text-properties officeooo:rsid="015a60ed"/>
    </style:style>
    <style:style style:name="T256" style:family="text">
      <style:text-properties officeooo:rsid="015bd8e6"/>
    </style:style>
    <style:style style:name="T257" style:family="text">
      <style:text-properties officeooo:rsid="0180f0ec"/>
    </style:style>
    <style:style style:name="T258" style:family="text">
      <style:text-properties officeooo:rsid="01859472"/>
    </style:style>
    <style:style style:name="T259" style:family="text">
      <style:text-properties officeooo:rsid="0186a378"/>
    </style:style>
    <style:style style:name="T260" style:family="text">
      <style:text-properties officeooo:rsid="0189c187"/>
    </style:style>
    <style:style style:name="T261" style:family="text">
      <style:text-properties officeooo:rsid="018b1505"/>
    </style:style>
    <style:style style:name="T262" style:family="text">
      <style:text-properties officeooo:rsid="018d7cd1"/>
    </style:style>
    <style:style style:name="T263" style:family="text">
      <style:text-properties officeooo:rsid="0195d527"/>
    </style:style>
    <style:style style:name="T264" style:family="text">
      <style:text-properties officeooo:rsid="01979d95"/>
    </style:style>
    <style:style style:name="T265" style:family="text">
      <style:text-properties officeooo:rsid="0198354f"/>
    </style:style>
    <style:style style:name="T266" style:family="text">
      <style:text-properties officeooo:rsid="01a09486"/>
    </style:style>
    <style:style style:name="T267" style:family="text">
      <style:text-properties officeooo:rsid="01a12e7e"/>
    </style:style>
    <style:style style:name="T268" style:family="text">
      <style:text-properties officeooo:rsid="01a2f11b"/>
    </style:style>
    <style:style style:name="T269" style:family="text">
      <style:text-properties style:font-name="Jomolhari" fo:font-weight="bold" officeooo:rsid="01b006cd" style:font-weight-asian="bold" style:font-weight-complex="bold"/>
    </style:style>
    <style:style style:name="T270" style:family="text">
      <style:text-properties style:font-name="Jomolhari" fo:font-weight="bold" officeooo:rsid="01bbf20e" style:font-weight-asian="bold" style:font-weight-complex="bold"/>
    </style:style>
    <style:style style:name="T271" style:family="text">
      <style:text-properties style:font-name="Jomolhari" officeooo:rsid="01bbf20e"/>
    </style:style>
    <style:style style:name="T272" style:family="text">
      <style:text-properties style:font-name="Jomolhari" officeooo:rsid="01c157c4"/>
    </style:style>
    <style:style style:name="T273" style:family="text">
      <style:text-properties style:font-name="Jomolhari" officeooo:rsid="02416dcc"/>
    </style:style>
    <style:style style:name="T274" style:family="text">
      <style:text-properties style:font-name="FreeSans" fo:font-weight="bold" officeooo:rsid="01bf0d21" style:font-name-asian="FreeSans" style:font-size-asian="13pt" style:font-weight-asian="bold" style:font-name-complex="FreeSans" style:font-weight-complex="bold"/>
    </style:style>
    <style:style style:name="T275" style:family="text">
      <style:text-properties style:font-name="FreeSans" fo:font-size="13pt" style:text-underline-style="none" fo:font-weight="bold" officeooo:rsid="01bf0d21" style:font-name-asian="FreeSans" style:font-size-asian="13pt" style:font-weight-asian="bold" style:font-name-complex="FreeSans" style:font-size-complex="13pt" style:font-weight-complex="bold"/>
    </style:style>
    <style:style style:name="T276" style:family="text">
      <style:text-properties officeooo:rsid="01fbaeb3"/>
    </style:style>
    <style:style style:name="T277" style:family="text">
      <style:text-properties officeooo:rsid="0202e55e"/>
    </style:style>
    <style:style style:name="T278" style:family="text">
      <style:text-properties officeooo:rsid="024b507b"/>
    </style:style>
    <style:style style:name="T279" style:family="text">
      <style:text-properties officeooo:rsid="024c4d7d"/>
    </style:style>
    <style:style style:name="T280" style:family="text">
      <style:text-properties officeooo:rsid="024d1d0b"/>
    </style:style>
    <style:style style:name="T281" style:family="text">
      <style:text-properties officeooo:rsid="024e7320"/>
    </style:style>
    <style:style style:name="T282" style:family="text">
      <style:text-properties officeooo:rsid="02541f61"/>
    </style:style>
    <style:style style:name="T283" style:family="text">
      <style:text-properties officeooo:rsid="0254d87a"/>
    </style:style>
    <style:style style:name="T284" style:family="text">
      <style:text-properties officeooo:rsid="02558c26"/>
    </style:style>
    <style:style style:name="T285" style:family="text">
      <style:text-properties officeooo:rsid="0255aa24"/>
    </style:style>
    <style:style style:name="T286" style:family="text">
      <style:text-properties officeooo:rsid="02576520"/>
    </style:style>
    <style:style style:name="T287" style:family="text">
      <style:text-properties officeooo:rsid="02578461"/>
    </style:style>
    <style:style style:name="T288" style:family="text">
      <style:text-properties officeooo:rsid="025a9224"/>
    </style:style>
    <style:style style:name="T289" style:family="text">
      <style:text-properties officeooo:rsid="025d142f"/>
    </style:style>
    <style:style style:name="T290" style:family="text">
      <style:text-properties officeooo:rsid="02604243"/>
    </style:style>
    <style:style style:name="T291" style:family="text">
      <style:text-properties officeooo:rsid="0261117e"/>
    </style:style>
    <style:style style:name="T292" style:family="text">
      <style:text-properties officeooo:rsid="02621d2a"/>
    </style:style>
    <style:style style:name="T293" style:family="text">
      <style:text-properties officeooo:rsid="0264de6a"/>
    </style:style>
    <style:style style:name="T294" style:family="text">
      <style:text-properties officeooo:rsid="02665170"/>
    </style:style>
    <style:style style:name="T295" style:family="text">
      <style:text-properties officeooo:rsid="0269c1d1"/>
    </style:style>
    <style:style style:name="T296" style:family="text">
      <style:text-properties officeooo:rsid="026b5087"/>
    </style:style>
    <style:style style:name="T297" style:family="text">
      <style:text-properties officeooo:rsid="026d4ec5"/>
    </style:style>
    <style:style style:name="T298" style:family="text">
      <style:text-properties officeooo:rsid="026deba7"/>
    </style:style>
    <style:style style:name="T299" style:family="text">
      <style:text-properties officeooo:rsid="0274a2d5"/>
    </style:style>
    <style:style style:name="T300" style:family="text">
      <style:text-properties officeooo:rsid="027503ac"/>
    </style:style>
    <style:style style:name="T301" style:family="text">
      <style:text-properties officeooo:rsid="02759589"/>
    </style:style>
    <style:style style:name="T302" style:family="text">
      <style:text-properties officeooo:rsid="0276eb78"/>
    </style:style>
    <style:style style:name="T303" style:family="text">
      <style:text-properties officeooo:rsid="027dfb8d"/>
    </style:style>
    <style:style style:name="T304" style:family="text">
      <style:text-properties officeooo:rsid="027f3a46"/>
    </style:style>
    <style:style style:name="T305" style:family="text">
      <style:text-properties officeooo:rsid="0280fd69"/>
    </style:style>
    <style:style style:name="T306" style:family="text">
      <style:text-properties officeooo:rsid="012a3cb3"/>
    </style:style>
    <style:style style:name="T307" style:family="text">
      <style:text-properties officeooo:rsid="00b38846"/>
    </style:style>
    <style:style style:name="T308" style:family="text">
      <style:text-properties officeooo:rsid="00b4a25d"/>
    </style:style>
    <style:style style:name="T309" style:family="text">
      <style:text-properties officeooo:rsid="028b06ca"/>
    </style:style>
    <style:style style:name="T310" style:family="text">
      <style:text-properties officeooo:rsid="028bca6e"/>
    </style:style>
    <style:style style:name="T311" style:family="text">
      <style:text-properties officeooo:rsid="028c205f"/>
    </style:style>
    <style:style style:name="T312" style:family="text">
      <style:text-properties officeooo:rsid="02905a7d"/>
    </style:style>
    <style:style style:name="T313" style:family="text">
      <style:text-properties officeooo:rsid="02919b93"/>
    </style:style>
    <style:style style:name="T314" style:family="text">
      <style:text-properties officeooo:rsid="02937452"/>
    </style:style>
    <style:style style:name="T315" style:family="text">
      <style:text-properties officeooo:rsid="029792bf"/>
    </style:style>
    <style:style style:name="T316" style:family="text">
      <style:text-properties officeooo:rsid="0297df4c"/>
    </style:style>
    <style:style style:name="T317" style:family="text">
      <style:text-properties officeooo:rsid="029902fe"/>
    </style:style>
    <style:style style:name="T318" style:family="text">
      <style:text-properties officeooo:rsid="02a60ed4"/>
    </style:style>
    <style:style style:name="T319" style:family="text">
      <style:text-properties officeooo:rsid="02a7dc76"/>
    </style:style>
    <style:style style:name="T320" style:family="text">
      <style:text-properties officeooo:rsid="02ac999a"/>
    </style:style>
    <style:style style:name="T321" style:family="text">
      <style:text-properties officeooo:rsid="02ae270e"/>
    </style:style>
    <style:style style:name="T322" style:family="text">
      <style:text-properties officeooo:rsid="02af5875"/>
    </style:style>
    <style:style style:name="T323" style:family="text">
      <style:text-properties officeooo:rsid="02d9d4b8"/>
    </style:style>
    <style:style style:name="T324" style:family="text">
      <style:text-properties officeooo:rsid="02db32a7"/>
    </style:style>
    <style:style style:name="T325" style:family="text">
      <style:text-properties officeooo:rsid="02dcfea0"/>
    </style:style>
    <style:style style:name="T326" style:family="text">
      <style:text-properties officeooo:rsid="02dedd22"/>
    </style:style>
    <style:style style:name="T327" style:family="text">
      <style:text-properties officeooo:rsid="02e042d3"/>
    </style:style>
    <style:style style:name="T328" style:family="text">
      <style:text-properties officeooo:rsid="02e24f98"/>
    </style:style>
    <style:style style:name="T329" style:family="text">
      <style:text-properties officeooo:rsid="02e3ad8d"/>
    </style:style>
    <style:style style:name="T330" style:family="text">
      <style:text-properties officeooo:rsid="02e6be43"/>
    </style:style>
    <style:style style:name="T331" style:family="text">
      <style:text-properties officeooo:rsid="02e7d74e"/>
    </style:style>
    <style:style style:name="T332" style:family="text">
      <style:text-properties officeooo:rsid="02e96cd2"/>
    </style:style>
    <style:style style:name="T333" style:family="text">
      <style:text-properties officeooo:rsid="02ea0364"/>
    </style:style>
    <style:style style:name="T334" style:family="text">
      <style:text-properties officeooo:rsid="02ebce12"/>
    </style:style>
    <style:style style:name="T335" style:family="text">
      <style:text-properties officeooo:rsid="02ebfb7d"/>
    </style:style>
    <style:style style:name="T336" style:family="text">
      <style:text-properties officeooo:rsid="02ed4c69"/>
    </style:style>
    <style:style style:name="T337" style:family="text">
      <style:text-properties officeooo:rsid="02ee9f29"/>
    </style:style>
    <style:style style:name="T338" style:family="text">
      <style:text-properties officeooo:rsid="02f022b6"/>
    </style:style>
    <style:style style:name="T339" style:family="text">
      <style:text-properties officeooo:rsid="02f6f6cd"/>
    </style:style>
    <style:style style:name="T340" style:family="text">
      <style:text-properties officeooo:rsid="02fb491e"/>
    </style:style>
    <style:style style:name="T341" style:family="text">
      <style:text-properties officeooo:rsid="02fcd693"/>
    </style:style>
    <style:style style:name="T342" style:family="text">
      <style:text-properties officeooo:rsid="0305807f"/>
    </style:style>
    <style:style style:name="T343" style:family="text">
      <style:text-properties officeooo:rsid="0306c4d1"/>
    </style:style>
    <style:style style:name="T344" style:family="text">
      <style:text-properties officeooo:rsid="0306e5b5"/>
    </style:style>
    <style:style style:name="T345" style:family="text">
      <style:text-properties officeooo:rsid="031092c8"/>
    </style:style>
    <style:style style:name="T346" style:family="text">
      <style:text-properties officeooo:rsid="031bbf83"/>
    </style:style>
    <style:style style:name="T347" style:family="text">
      <style:text-properties officeooo:rsid="031d9bf2"/>
    </style:style>
    <style:style style:name="T348" style:family="text">
      <style:text-properties officeooo:rsid="0322a060"/>
    </style:style>
    <style:style style:name="T349" style:family="text">
      <style:text-properties officeooo:rsid="03264f88"/>
    </style:style>
    <style:style style:name="T350" style:family="text">
      <style:text-properties officeooo:rsid="032a8bf2"/>
    </style:style>
    <style:style style:name="T351" style:family="text">
      <style:text-properties officeooo:rsid="032c8a3b"/>
    </style:style>
    <style:style style:name="T352" style:family="text">
      <style:text-properties officeooo:rsid="032ecf40"/>
    </style:style>
    <style:style style:name="T353" style:family="text">
      <style:text-properties officeooo:rsid="0333b742"/>
    </style:style>
    <style:style style:name="T354" style:family="text">
      <style:text-properties officeooo:rsid="03370aa2"/>
    </style:style>
    <style:style style:name="T355" style:family="text">
      <style:text-properties officeooo:rsid="03375338"/>
    </style:style>
    <style:style style:name="T356" style:family="text">
      <style:text-properties officeooo:rsid="0337a76a"/>
    </style:style>
    <style:style style:name="T357" style:family="text">
      <style:text-properties officeooo:rsid="03383472"/>
    </style:style>
    <style:style style:name="T358" style:family="text">
      <style:text-properties officeooo:rsid="033b5b75"/>
    </style:style>
    <style:style style:name="T359" style:family="text">
      <style:text-properties officeooo:rsid="033f450c"/>
    </style:style>
    <style:style style:name="T360" style:family="text">
      <style:text-properties officeooo:rsid="0342dc8b"/>
    </style:style>
    <style:style style:name="T361" style:family="text">
      <style:text-properties officeooo:rsid="0345fdca"/>
    </style:style>
    <style:style style:name="T362" style:family="text">
      <style:text-properties officeooo:rsid="034f8ad9"/>
    </style:style>
    <style:style style:name="T363" style:family="text">
      <style:text-properties officeooo:rsid="0350f533"/>
    </style:style>
    <style:style style:name="T364" style:family="text">
      <style:text-properties officeooo:rsid="03517b04"/>
    </style:style>
    <style:style style:name="T365" style:family="text">
      <style:text-properties officeooo:rsid="035688a9"/>
    </style:style>
    <style:style style:name="T366" style:family="text">
      <style:text-properties officeooo:rsid="0358757a"/>
    </style:style>
    <style:style style:name="T367" style:family="text">
      <style:text-properties officeooo:rsid="035a2bf6"/>
    </style:style>
    <style:style style:name="T368" style:family="text">
      <style:text-properties officeooo:rsid="035ac0f0"/>
    </style:style>
    <style:style style:name="T369" style:family="text">
      <style:text-properties officeooo:rsid="035ccf0d"/>
    </style:style>
    <style:style style:name="T370" style:family="text">
      <style:text-properties officeooo:rsid="0157de33"/>
    </style:style>
    <style:style style:name="T371" style:family="text">
      <style:text-properties officeooo:rsid="01626229"/>
    </style:style>
    <style:style style:name="T372" style:family="text">
      <style:text-properties officeooo:rsid="015d7e24"/>
    </style:style>
    <style:style style:name="T373" style:family="text">
      <style:text-properties officeooo:rsid="015eca6e"/>
    </style:style>
    <style:style style:name="T374" style:family="text">
      <style:text-properties officeooo:rsid="01659fd0"/>
    </style:style>
    <style:style style:name="T375" style:family="text">
      <style:text-properties officeooo:rsid="01604fa4"/>
    </style:style>
    <style:style style:name="T376" style:family="text">
      <style:text-properties officeooo:rsid="036729a2"/>
    </style:style>
    <style:style style:name="T377" style:family="text">
      <style:text-properties officeooo:rsid="036ca95e"/>
    </style:style>
    <style:style style:name="T378" style:family="text">
      <style:text-properties officeooo:rsid="036ee693"/>
    </style:style>
    <style:style style:name="T379" style:family="text">
      <style:text-properties officeooo:rsid="03719761"/>
    </style:style>
    <style:style style:name="T380" style:family="text">
      <style:text-properties officeooo:rsid="0372e310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officeooo:rsid="000db277" style:font-style-asian="italic" style:font-style-complex="italic"/>
    </style:style>
    <style:style style:name="T383" style:family="text">
      <style:text-properties fo:font-style="italic" officeooo:rsid="03315057" style:font-style-asian="italic" style:font-style-complex="italic"/>
    </style:style>
    <style:style style:name="T384" style:family="text">
      <style:text-properties fo:font-style="italic" officeooo:rsid="033df659" style:font-style-asian="italic" style:font-style-complex="italic"/>
    </style:style>
    <style:style style:name="T385" style:family="text">
      <style:text-properties fo:font-style="italic" officeooo:rsid="001b28a2" style:font-style-asian="italic" style:font-style-complex="italic"/>
    </style:style>
    <style:style style:name="T386" style:family="text">
      <style:text-properties officeooo:rsid="03743e91"/>
    </style:style>
    <style:style style:name="T387" style:family="text">
      <style:text-properties officeooo:rsid="03756b6e"/>
    </style:style>
    <style:style style:name="T388" style:family="text">
      <style:text-properties officeooo:rsid="03775d28"/>
    </style:style>
    <style:style style:name="T389" style:family="text">
      <style:text-properties officeooo:rsid="0378a48b"/>
    </style:style>
    <style:style style:name="T390" style:family="text">
      <style:text-properties officeooo:rsid="037976bc"/>
    </style:style>
    <style:style style:name="T391" style:family="text">
      <style:text-properties officeooo:rsid="037ac2d3"/>
    </style:style>
    <style:style style:name="T392" style:family="text">
      <style:text-properties officeooo:rsid="037b0164"/>
    </style:style>
    <style:style style:name="T393" style:family="text">
      <style:text-properties officeooo:rsid="037b258c"/>
    </style:style>
    <style:style style:name="T394" style:family="text">
      <style:text-properties officeooo:rsid="037c869b"/>
    </style:style>
    <style:style style:name="T395" style:family="text">
      <style:text-properties officeooo:rsid="037dc1ba"/>
    </style:style>
    <style:style style:name="T396" style:family="text">
      <style:text-properties officeooo:rsid="0383aee9"/>
    </style:style>
    <style:style style:name="T397" style:family="text">
      <style:text-properties officeooo:rsid="03868f74"/>
    </style:style>
    <style:style style:name="T398" style:family="text">
      <style:text-properties officeooo:rsid="038a050f"/>
    </style:style>
    <style:style style:name="T399" style:family="text">
      <style:text-properties officeooo:rsid="038d9730"/>
    </style:style>
    <style:style style:name="T400" style:family="text">
      <style:text-properties officeooo:rsid="03981c7e"/>
    </style:style>
    <style:style style:name="T401" style:family="text">
      <style:text-properties officeooo:rsid="0399fe9a"/>
    </style:style>
    <style:style style:name="T402" style:family="text">
      <style:text-properties officeooo:rsid="039deb4d"/>
    </style:style>
    <style:style style:name="T403" style:family="text">
      <style:text-properties officeooo:rsid="00ab9ca3"/>
    </style:style>
    <style:style style:name="T404" style:family="text">
      <style:text-properties officeooo:rsid="03a03887"/>
    </style:style>
    <style:style style:name="T405" style:family="text">
      <style:text-properties officeooo:rsid="03a101b2"/>
    </style:style>
    <style:style style:name="T406" style:family="text">
      <style:text-properties officeooo:rsid="03a117d8"/>
    </style:style>
    <style:style style:name="T407" style:family="text">
      <style:text-properties officeooo:rsid="03a135ca"/>
    </style:style>
    <style:style style:name="T408" style:family="text">
      <style:text-properties officeooo:rsid="03a2dbfd"/>
    </style:style>
    <style:style style:name="T409" style:family="text">
      <style:text-properties officeooo:rsid="03a43a3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333333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333333" draw:fill="solid" draw:fill-color="#ffffff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in"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draw:fill="solid" draw:fill-color="#333333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fill="none" draw:fill-color="#ffffff" fo:min-height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1<text:tab/></text:span><text:span text:style-name="T1">Introduction to LEX</text:span></text:p>
      <text:p text:style-name="P8"><text:s/></text:p>
      <text:p text:style-name="P8">LEX is a tool used to generate a lexical analyzer. This documen<text:span text:style-name="T350">t</text:span> <text:span text:style-name="T379">is a tutorial for </text:span>the use of LEX for SILC development. Technically, LEX <text:span text:style-name="T351">translates a set of regular expression specifications (given as input in prog_file.l) into a C implementation of a corresponding finite state machine (lex.yy.c). <text:s/>This </text:span><text:span text:style-name="T379">C </text:span><text:span text:style-name="T351">program, when compiled, yields an executable lexical analyzer. </text:span></text:p>
      <text:p text:style-name="P9"/>
      <text:p text:style-name="P9"><draw:custom-shape text:anchor-type="paragraph" draw:z-index="0" draw:style-name="gr1" draw:text-style-name="P272" svg:width="1.3335in" svg:height="0.6878in" svg:x="2.6583in" svg:y="0.0917in"><text:p text:style-name="P272"><text:s text:c="2"/>LE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lex.yy.c</text:p></draw:text-box></draw:frame><draw:frame text:anchor-type="paragraph" draw:z-index="14" draw:style-name="gr4" svg:width="0.8961in" svg:height="0.1925in" svg:x="0.45in" svg:y="0.0756in"><draw:text-box><text:p>prog_file.l</text:p></draw:text-box></draw:frame></text:p>
      <text:p text:style-name="P9"/>
      <text:p text:style-name="P9"><text:tab/></text:p>
      <text:p text:style-name="P7"><draw:custom-shape text:anchor-type="paragraph" draw:z-index="1" draw:style-name="gr1" svg:width="1.3335in" svg:height="0.6878in" svg:x="2.6583in" svg:y="0.1425in"><text:p text:style-name="P272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lex.yy.c</text:p></draw:text-box></draw:frame></text:p>
      <text:p text:style-name="P9"/>
      <text:p text:style-name="P10"/>
      <text:p text:style-name="P12"><draw:custom-shape text:anchor-type="paragraph" draw:z-index="2" draw:style-name="gr1" svg:width="1.3335in" svg:height="0.6878in" svg:x="2.6583in" svg:y="0.1043in"><text:p text:style-name="P272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1"><draw:frame text:anchor-type="paragraph" draw:z-index="11" draw:style-name="gr3" svg:width="0.8961in" svg:height="0.2189in" svg:x="5.5689in" svg:y="0.0756in"><draw:text-box><text:p>Output</text:p></draw:text-box></draw:fram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3" svg:width="0.8961in" svg:height="0.2189in" svg:x="0.45in" svg:y="0.0756in"><draw:text-box><text:p>Input</text:p></draw:text-box></draw:frame></text:p>
      <text:p text:style-name="P11"/>
      <text:p text:style-name="P35"/>
      <text:p text:style-name="P61"><text:span text:style-name="T10">The source </text:span><text:span text:style-name="T12">SIL </text:span><text:span text:style-name="T10">program is fed as </text:span><text:span text:style-name="T11">the </text:span><text:span text:style-name="T10">input to the the lexical analyzer </text:span><text:span text:style-name="T11">which produces an output of a sequence of tokens. <text:s/></text:span><text:span text:style-name="T13">(Tokens are explained below).</text:span></text:p>
      <text:p text:style-name="P26"/>
      <text:p text:style-name="P16"><text:span text:style-name="T1">Conceptually, a lexical analyzer scans a given </text:span><text:span text:style-name="T2">source </text:span><text:span text:style-name="T352">SIL</text:span><text:span text:style-name="T2"> program</text:span><text:span text:style-name="T1"> and produces an output of tokens.</text:span><text:span text:style-name="T3"> </text:span><text:span text:style-name="T382">A token is a single element of </text:span><text:span text:style-name="T383">the SIL</text:span><text:span text:style-name="T382"> programming language that is recognized by the compiler</text:span><text:span text:style-name="T3">. </text:span><text:span text:style-name="T353">For instance </text:span><text:span text:style-name="T118">integer, boolean, begin, end, if, while</text:span><text:span text:style-name="T353"> etc. are tokens in SIL. <text:s/></text:span></text:p>
      <text:p text:style-name="P23"/>
      <text:p text:style-name="P22">Example:</text:p>
      <text:p text:style-name="P22"/>
      <text:p text:style-name="P13"><text:span text:style-name="T4"><text:s/></text:span><text:span text:style-name="T103">“integer”<text:tab/><text:tab/>{return ID_TYPE_INTEGER;}</text:span></text:p>
      <text:p text:style-name="P24"/>
      <text:p text:style-name="P18"><text:soft-page-break/><text:span text:style-name="T358">This example </text:span><text:span text:style-name="T380">demonstrates the specification of </text:span><text:span text:style-name="T358"><text:s/>rule </text:span><text:span text:style-name="T380">in Lex</text:span><text:span text:style-name="T358">. </text:span><text:span text:style-name="T4">This rule </text:span><text:span text:style-name="T380">in this example </text:span><text:span text:style-name="T354">specifies that the lexical analyzer must return the token named <text:s/></text:span><text:span text:style-name="T103">ID_TYPE_INTEGER </text:span><text:span text:style-name="T354">when the patte</text:span><text:span text:style-name="T355">rn</text:span><text:span text:style-name="T354"> </text:span><text:span text:style-name="T4">“integer” is </text:span><text:span text:style-name="T354">found in the input file. </text:span><text:span text:style-name="T8">A rule in a </text:span><text:span text:style-name="T355">LEX</text:span><text:span text:style-name="T8"> program comprises of a pattern </text:span><text:span text:style-name="T355">part (specified by a regular expression) </text:span><text:span text:style-name="T8">and a corresponding </text:span><text:span text:style-name="T380">(semantic) </text:span><text:span text:style-name="T355">action part (a sequence of C statements). <text:s/>In the above example, <text:s/></text:span><text:span text:style-name="T116">“</text:span><text:span text:style-name="T115">integer”</text:span><text:span text:style-name="T357"> is the pattern and </text:span><text:span text:style-name="T115">{return ID_TYPE_INTEGER;}</text:span><text:span text:style-name="T357"> is the corresponding action. </text:span><text:span text:style-name="T355">The statements in the action part will be executed when the pattern is detected in the input. <text:s text:c="2"/></text:span></text:p>
      <text:p text:style-name="P63"/>
      <text:p text:style-name="P2"><text:span text:style-name="T357">2</text:span><text:span text:style-name="T28"><text:tab/></text:span><text:span text:style-name="T9">The </text:span><text:span text:style-name="T355">structure of </text:span><text:span text:style-name="T9">LEX program</text:span><text:span text:style-name="T355">s</text:span></text:p>
      <text:p text:style-name="P25"/>
      <text:p text:style-name="P27">A LEX program consists of three sections : Declarations, Rules and Auxiliary functions.</text:p>
      <text:p text:style-name="P27"/>
      <text:p text:style-name="P27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21"/>
      <text:p text:style-name="P21"/>
      <text:p text:style-name="P21"/>
      <text:p text:style-name="P21"/>
      <text:p text:style-name="P21"/>
      <text:p text:style-name="P62"/>
      <text:p text:style-name="P62"><text:span text:style-name="T357">2</text:span>.1 Declarations</text:p>
      <text:p text:style-name="P62"/>
      <text:p text:style-name="P19"><text:span text:style-name="T9">The declaration</text:span><text:span text:style-name="T37">s</text:span><text:span text:style-name="T9"> section </text:span><text:span text:style-name="T355">consists of two parts, </text:span><text:span text:style-name="T384">regular definitions </text:span><text:span text:style-name="T19">and</text:span><text:span text:style-name="T384"> auxiliary</text:span><text:span text:style-name="T385"> </text:span><text:span text:style-name="T384">declarations</text:span><text:span text:style-name="T18">.</text:span><text:span text:style-name="T359"> </text:span><text:span text:style-name="T89">LEX allows the </text:span><text:span text:style-name="T9">use of short</text:span><text:span text:style-name="T407">-</text:span><text:span text:style-name="T9">hand</text:span><text:span text:style-name="T407">s</text:span><text:span text:style-name="T9"> </text:span><text:span text:style-name="T407">and </text:span><text:span text:style-name="T9">extensions to regular expressions for the regular definitions. </text:span><text:span text:style-name="T355">The auxiliary declarations are </text:span><text:span text:style-name="T356">copied as such by LEX to the output lex.yy.c file.</text:span><text:span text:style-name="T9"> </text:span></text:p>
      <text:p text:style-name="P28"/>
      <text:p text:style-name="P31"/>
      <text:p text:style-name="P31"/>
      <text:p text:style-name="P31"/>
      <text:p text:style-name="P31"/>
      <text:p text:style-name="P31"><text:soft-page-break/>Example :</text:p>
      <text:p text:style-name="P74"/>
      <text:p text:style-name="P74">%{</text:p>
      <text:p text:style-name="P75"><text:tab/>#include&lt;stdio.h&gt;</text:p>
      <text:p text:style-name="P75"><text:tab/><text:span text:style-name="T360">int global_variable; <text:tab/><text:tab/>//Auxiliary declaration</text:span><text:span text:style-name="T380">s</text:span><text:span text:style-name="T360"> </text:span></text:p>
      <text:p text:style-name="P75">%}</text:p>
      <text:p text:style-name="P79"><text:span text:style-name="T16">number </text:span><text:tab/>[0-9]+<text:tab/><text:tab/><text:tab/><text:tab/>//<text:span text:style-name="T360">Regular definitions</text:span></text:p>
      <text:p text:style-name="P80"><text:span text:style-name="T16">op </text:span><text:tab/><text:tab/>[-|+|*|/|^|=]<text:tab/></text:p>
      <text:p text:style-name="P80"><text:tab/><text:tab/></text:p>
      <text:p text:style-name="P75">%%</text:p>
      <text:p text:style-name="P75"><text:tab/>/* <text:span text:style-name="T387">Rules </text:span><text:span text:style-name="T395">*/</text:span></text:p>
      <text:p text:style-name="P76">%%</text:p>
      <text:p text:style-name="P76"><text:tab/>/* Auxiliary functions */</text:p>
      <text:p text:style-name="P30"/>
      <text:p text:style-name="P30">A regular definition in LEX is of the form :</text:p>
      <text:p text:style-name="P29"><text:tab/>D<text:tab/>R</text:p>
      <text:p text:style-name="P14"><text:span text:style-name="T15">where D is the <text:s/></text:span><text:span text:style-name="T380">symbol </text:span><text:span text:style-name="T15">representing the regular expression R. The auxiliary declaration</text:span><text:span text:style-name="T380">s (which are optional) are written</text:span><text:span text:style-name="T15"> in C language </text:span><text:span text:style-name="T380">and are</text:span><text:span text:style-name="T15"> enclosed within ' %{ ' and ' %} ' . </text:span><text:span text:style-name="T38">It is generally used to </text:span><text:span text:style-name="T39">declare functions,</text:span><text:span text:style-name="T38"> includ</text:span><text:span text:style-name="T39">e</text:span><text:span text:style-name="T38"> header files, </text:span><text:span text:style-name="T39">or define global variables and constants.</text:span></text:p>
      <text:p text:style-name="P70"/>
      <text:p text:style-name="P69"><text:span text:style-name="T357">2</text:span>.2 Rules</text:p>
      <text:p text:style-name="P71"/>
      <text:p text:style-name="P71">Rules in a <text:span text:style-name="T365">LEX</text:span> program consists of two parts :</text:p>
      <text:list xml:id="list398986930" text:style-name="L1">
        <text:list-item>
          <text:p text:style-name="P255">The pattern to be matched</text:p>
        </text:list-item>
        <text:list-item>
          <text:p text:style-name="P255">The corresponding action to be executed</text:p>
        </text:list-item>
      </text:list>
      <text:p text:style-name="P72"/>
      <text:p text:style-name="P34">Example:</text:p>
      <text:p text:style-name="P34"/>
      <text:p text:style-name="P92"><text:tab/>/* <text:span text:style-name="T399">D</text:span><text:span text:style-name="T396">eclarations*/</text:span></text:p>
      <text:p text:style-name="P92">%%</text:p>
      <text:p text:style-name="P92"/>
      <text:p text:style-name="P88"><text:span text:style-name="T90">{number}<text:tab/></text:span><text:span text:style-name="T91">{</text:span><text:span text:style-name="T123">printf</text:span><text:span text:style-name="T90">(</text:span><text:span text:style-name="T121">“ </text:span><text:span text:style-name="T90">number”);</text:span><text:span text:style-name="T91">}</text:span></text:p>
      <text:p text:style-name="P88"><text:span text:style-name="T119">{op}<text:tab/><text:tab/>{</text:span><text:span text:style-name="T123">printf</text:span><text:span text:style-name="T119">(“ operator”);}</text:span></text:p>
      <text:p text:style-name="P77"/>
      <text:p text:style-name="P77">%%</text:p>
      <text:p text:style-name="P77"><text:tab/>/* Auxiliary functions */</text:p>
      <text:p text:style-name="P32"/>
      <text:p text:style-name="P194"/>
      <text:p text:style-name="P20"><text:span text:style-name="T8">The </text:span><text:span text:style-name="T318">pattern to be matched</text:span><text:span text:style-name="T8"> is specified as a regular expression . </text:span></text:p>
      <text:p text:style-name="P154"><text:soft-page-break/></text:p>
      <text:p text:style-name="P153">Sample Input/Output <text:span text:style-name="T361">for the above example:</text:span></text:p>
      <text:p text:style-name="P89"/>
      <text:p text:style-name="P89">I: 234</text:p>
      <text:p text:style-name="P89">O: <text:s/>number</text:p>
      <text:p text:style-name="P90"/>
      <text:p text:style-name="P90">I: *</text:p>
      <text:p text:style-name="P90">O: <text:s/>operator</text:p>
      <text:p text:style-name="P91"/>
      <text:p text:style-name="P91"/>
      <text:p text:style-name="P91">I: 2+3</text:p>
      <text:p text:style-name="P81"><text:span text:style-name="T121">O: <text:s/>number operator</text:span><text:span text:style-name="T122"> number</text:span></text:p>
      <text:p text:style-name="P33"/>
      <text:p text:style-name="P15"><text:span text:style-name="T92">LEX obtains the regular expression</text:span><text:span text:style-name="T120">s</text:span><text:span text:style-name="T92"> of the symbol</text:span><text:span text:style-name="T120">s</text:span><text:span text:style-name="T92"> </text:span><text:span text:style-name="T94">number</text:span><text:span text:style-name="T92"> </text:span><text:span text:style-name="T120">and </text:span><text:span text:style-name="T95">op </text:span><text:span text:style-name="T92">from the declarations section and </text:span><text:span text:style-name="T407">generates code into a function yylex() in the lex.yy.c file. <text:s/>This function checks in the input stream for the first </text:span><text:span text:style-name="T92">match </text:span><text:span text:style-name="T407">to one of the patterns specified and execute code in the action part corresponding to the pattern. <text:s text:c="2"/></text:span></text:p>
      <text:p text:style-name="P68"/>
      <text:p text:style-name="P64"><text:span text:style-name="T357">2</text:span>.3 Auxiliary functions</text:p>
      <text:p text:style-name="P57"/>
      <text:p text:style-name="P59">LEX generate<text:span text:style-name="T400">s</text:span> C code for the rules specified in the Rules section and places this code into a single function called yylex(). <text:s/>(T<text:span text:style-name="T407">o</text:span> be discussed in detail later). <text:s/>In addition to this L<text:span text:style-name="T401">EX</text:span> generated code, the programmer may wish to add his <text:span text:style-name="T407">own </text:span>code to the lex.yy.c file. <text:s/>The auxiliary functions section allows the programmer to achieve this. <text:s/></text:p>
      <text:p text:style-name="P58"/>
      <text:p text:style-name="P48">Example:</text:p>
      <text:p text:style-name="P48"/>
      <text:p text:style-name="P95"><text:tab/>/* <text:span text:style-name="T386">Declarations */</text:span></text:p>
      <text:p text:style-name="P96">%%</text:p>
      <text:p text:style-name="P132"><text:tab/>/* Rules */</text:p>
      <text:p text:style-name="P96">%%</text:p>
      <text:p text:style-name="P139"/>
      <text:p text:style-name="P95">int main()</text:p>
      <text:p text:style-name="P95">{</text:p>
      <text:p text:style-name="P95"><text:tab/>yylex();</text:p>
      <text:p text:style-name="P95"><text:tab/>return 1;</text:p>
      <text:p text:style-name="P95">}</text:p>
      <text:p text:style-name="P60"/>
      <text:p text:style-name="P17"><text:span text:style-name="T124">The </text:span><text:span text:style-name="T125">C </text:span><text:span text:style-name="T124">code in th</text:span><text:span text:style-name="T155">e auxiliary</text:span><text:span text:style-name="T124"> section </text:span><text:span text:style-name="T125">and the declarations </text:span><text:span text:style-name="T159">in the declaration section are</text:span><text:span text:style-name="T124"> </text:span><text:soft-page-break/><text:span text:style-name="T124">copied as such to the lex.yy.c file.</text:span></text:p>
      <text:p text:style-name="P235">-------------------<text:span text:style-name="T14">exercises to be added here </text:span>------------------</text:p>
      <text:p text:style-name="P229"><text:span text:style-name="T156">3</text:span><text:span text:style-name="T126"><text:tab/></text:span><text:span text:style-name="T127">The yyvariables</text:span></text:p>
      <text:p text:style-name="P155"/>
      <text:p text:style-name="P155">The following variables are offered by <text:span text:style-name="T365">LEX</text:span> <text:span text:style-name="T388">to aid the programmer in designing</text:span> <text:span text:style-name="T406">sophisticated lexical</text:span> analyzer<text:span text:style-name="T388">s.</text:span> <text:span text:style-name="T281">These variables are accessible in the </text:span><text:span text:style-name="T366">LEX</text:span><text:span text:style-name="T281"> program. .</text:span></text:p>
      <text:list xml:id="list580534230" text:style-name="L2">
        <text:list-item>
          <text:p text:style-name="P258">yyin</text:p>
        </text:list-item>
        <text:list-item>
          <text:p text:style-name="P259">yytext</text:p>
        </text:list-item>
        <text:list-item>
          <text:p text:style-name="P259">yyleng</text:p>
        </text:list-item>
        <text:list-item>
          <text:p text:style-name="P259">yylval</text:p>
        </text:list-item>
      </text:list>
      <text:p text:style-name="P228"/>
      <text:p text:style-name="P228"><text:span text:style-name="T362">3</text:span>.1<text:tab/>yyin</text:p>
      <text:p text:style-name="P213"/>
      <text:p text:style-name="P206"><text:span text:style-name="T279">yyin is a variable of the type FILE* </text:span><text:span text:style-name="T390">and points </text:span><text:span text:style-name="T279">to the input file </text:span><text:span text:style-name="T388">- in this project, </text:span><text:span text:style-name="T402">the </text:span><text:span text:style-name="T388">SIL program file</text:span><text:span text:style-name="T279">. </text:span><text:span text:style-name="T280">yyin </text:span><text:span text:style-name="T282">is</text:span><text:span text:style-name="T280"> defined by LEX automatically. If the </text:span><text:span text:style-name="T283">programmer</text:span><text:span text:style-name="T280"> </text:span><text:span text:style-name="T388">assigns</text:span><text:span text:style-name="T280"> an input file </text:span><text:span text:style-name="T388">to yyin in the auxiliary functions section</text:span><text:span text:style-name="T280">, then yyin is set to point to that file. <text:s/></text:span><text:span text:style-name="T388">Otherwise</text:span><text:span text:style-name="T280"> LEX assigns </text:span><text:span text:style-name="T389">yyin </text:span><text:span text:style-name="T280">to </text:span><text:span text:style-name="T111">stdin</text:span><text:span text:style-name="T117">(</text:span><text:span text:style-name="T388">console input).</text:span><text:span text:style-name="T210"> <text:s/></text:span></text:p>
      <text:p text:style-name="P214"/>
      <text:p text:style-name="P215">Example:</text:p>
      <text:p text:style-name="P49"/>
      <text:p text:style-name="P97"><text:tab/>/* <text:span text:style-name="T386">Declarations */</text:span></text:p>
      <text:p text:style-name="P97">%%</text:p>
      <text:p text:style-name="P133"><text:tab/>/* Rules */</text:p>
      <text:p text:style-name="P97">%%</text:p>
      <text:p text:style-name="P97"><text:tab/></text:p>
      <text:p text:style-name="P141">main(int argc, char* argv[]) </text:p>
      <text:p text:style-name="P141">{ </text:p>
      <text:p text:style-name="P141"><text:tab/>if(argc &gt; 1) </text:p>
      <text:p text:style-name="P141"><text:tab/><text:tab/>{<text:tab/> </text:p>
      <text:p text:style-name="P141"><text:tab/><text:tab/><text:tab/>FILE *fp = fopen(argv[1], “r”)</text:p>
      <text:p text:style-name="P140"><text:span text:style-name="T283"><text:tab/><text:tab/><text:tab/></text:span><text:span text:style-name="T284">if(!fp)</text:span></text:p>
      <text:p text:style-name="P140"><text:span text:style-name="T283"><text:tab/><text:tab/><text:tab/><text:tab/></text:span><text:span text:style-name="T284">yyin = fp;</text:span></text:p>
      <text:p text:style-name="P140"><text:span text:style-name="T284"><text:tab/><text:tab/></text:span><text:span text:style-name="T285">}</text:span></text:p>
      <text:p text:style-name="P141"><text:tab/>}<text:tab/> </text:p>
      <text:p text:style-name="P141"><text:tab/>yylex(); </text:p>
      <text:p text:style-name="P142"><text:tab/>return 1;</text:p>
      <text:p text:style-name="P142">}</text:p>
      <text:p text:style-name="P143"/>
      <text:p text:style-name="P208"><text:soft-page-break/><text:span text:style-name="T286">In </text:span><text:span text:style-name="T368">the generated </text:span><text:span text:style-name="T286">lex.yy.c, </text:span><text:span text:style-name="T287">th</text:span><text:span text:style-name="T367">e following</text:span><text:span text:style-name="T287"> code segment can be found </text:span><text:span text:style-name="T286">under the </text:span><text:span text:style-name="T286">definition of yylex()</text:span><text:span text:style-name="T287">.</text:span></text:p>
      <text:p text:style-name="P144"/>
      <text:p text:style-name="P144">if(!yyin) yyin = stdin;</text:p>
      <text:p text:style-name="P217"/>
      <text:p text:style-name="P218"><text:span text:style-name="T398">-------------------</text:span>Exercise Locate it!<text:span text:style-name="T398">---------------------------</text:span> </text:p>
      <text:p text:style-name="P217"/>
      <text:p text:style-name="P207"><text:span text:style-name="T364">The above statement</text:span><text:span text:style-name="T287"> indicates that if the </text:span><text:span text:style-name="T313">programmer</text:span><text:span text:style-name="T287"> does not define yyin, then yylex() by default </text:span><text:span text:style-name="T408">sets yyin </text:span><text:span text:style-name="T287"><text:s/>to </text:span><text:span text:style-name="T408">the </text:span><text:span text:style-name="T287">console input. </text:span><text:span text:style-name="T288">Hence </text:span><text:span text:style-name="T408">any re-definition for </text:span><text:span text:style-name="T390">yyin must be </text:span><text:span text:style-name="T408">made</text:span><text:span text:style-name="T288"> before </text:span><text:span text:style-name="T408">invoking</text:span><text:span text:style-name="T288"> yylex(). <text:s/></text:span><text:span text:style-name="T390">(This will be explained in detail later). <text:s/></text:span></text:p>
      <text:p text:style-name="P227"/>
      <text:p text:style-name="P227"><text:span text:style-name="T362">3</text:span>.<text:span text:style-name="T278">2</text:span><text:tab/>yytext</text:p>
      <text:p text:style-name="P197"/>
      <text:p text:style-name="P198">yytext is of the type char* and it contains the <text:span text:style-name="T381">lexeme</text:span> currently found. <text:s/><text:span text:style-name="T391">A lexeme is a </text:span><text:span text:style-name="T392">sequence of characters</text:span><text:span text:style-name="T391"> in the input stream that matches some pattern in the Rules Section. </text:span><text:span text:style-name="T394">(</text:span><text:span text:style-name="T393">I</text:span><text:span text:style-name="T392">n fact, </text:span><text:span text:style-name="T394">it is </text:span><text:span text:style-name="T392">the first matching sequence in the input from the position pointed to by yyin.</text:span><text:span text:style-name="T394">)</text:span><text:span text:style-name="T391"> <text:s/></text:span><text:span text:style-name="T406"><text:s text:c="2"/></text:span></text:p>
      <text:p text:style-name="P260"/>
      <text:p text:style-name="P198"><text:span text:style-name="T406">Yytext is initialized to NULL . <text:s/>Each invocation of the function yylex() results in yytext carrying a pointer to </text:span><text:span text:style-name="T408">the </text:span><text:span text:style-name="T406">lexeme found in the input stream by yylex().</text:span></text:p>
      <text:p text:style-name="P260"/>
      <text:p text:style-name="P198"><text:span text:style-name="T406">Note: The programmer does not have to do any memory allocation for yytext as code for this is </text:span><text:span text:style-name="T407">automatically </text:span><text:span text:style-name="T406">generated by Lex.</text:span></text:p>
      <text:p text:style-name="P197"/>
      <text:p text:style-name="P199">Example:</text:p>
      <text:p text:style-name="P50"/>
      <text:p text:style-name="P98"><text:tab/>/* <text:span text:style-name="T386">Declarations */</text:span></text:p>
      <text:p text:style-name="P98">%%</text:p>
      <text:p text:style-name="P134"><text:tab/>/* Rules */</text:p>
      <text:p text:style-name="P98">%%</text:p>
      <text:p text:style-name="P98"/>
      <text:p text:style-name="P93"><text:span text:style-name="T129">{number}<text:tab/>{printf("</text:span><text:span text:style-name="T131">Number </text:span><text:span text:style-name="T129">: %d",atoi(yytext));}</text:span></text:p>
      <text:p text:style-name="P219"/>
      <text:p text:style-name="P261">add explanation for the program here ....</text:p>
      <text:p text:style-name="P219"/>
      <text:p text:style-name="P157"><text:soft-page-break/>Sample Input/Output:</text:p>
      <text:p text:style-name="P104"/>
      <text:p text:style-name="P104">I: 25</text:p>
      <text:p text:style-name="P82"><text:span text:style-name="T130">O: Number : 2</text:span><text:span text:style-name="T132">5</text:span></text:p>
      <text:p text:style-name="P105"/>
      <text:p text:style-name="P226"/>
      <text:p text:style-name="P220"><text:span text:style-name="T362">3</text:span>.<text:span text:style-name="T278">3</text:span><text:tab/>yyleng</text:p>
      <text:p text:style-name="P172"/>
      <text:p text:style-name="P172">yyleng is of the type int and it stores the length of the <text:span text:style-name="T409">lexeme pointed to by</text:span> yytext.</text:p>
      <text:p text:style-name="P172"/>
      <text:p text:style-name="P158">Example:</text:p>
      <text:p text:style-name="P51"/>
      <text:p text:style-name="P99"><text:tab/>/* <text:span text:style-name="T386">Declarations */</text:span></text:p>
      <text:p text:style-name="P99">%%</text:p>
      <text:p text:style-name="P135"><text:tab/>/* Rules */</text:p>
      <text:p text:style-name="P99">%%</text:p>
      <text:p text:style-name="P99"/>
      <text:p text:style-name="P83"><text:span text:style-name="T133">{number}<text:tab/>printf("Number of digits </text:span><text:span text:style-name="T134">=</text:span><text:span text:style-name="T133"> <text:s/>%d",yyleng);</text:span></text:p>
      <text:p text:style-name="P106"/>
      <text:p text:style-name="P159">Sample Input/Output:</text:p>
      <text:p text:style-name="P107"/>
      <text:p text:style-name="P107">I: 1234</text:p>
      <text:p text:style-name="P107">O: Number of digits = 4</text:p>
      <text:p text:style-name="P265"/>
      <text:p text:style-name="P230"><text:span text:style-name="T363">4</text:span><text:tab/>The yyfunctions</text:p>
      <text:p text:style-name="P156"/>
      <text:p text:style-name="P152"><text:span text:style-name="T158">LEX</text:span><text:span text:style-name="T128"> </text:span><text:span text:style-name="T160">provides the following functions to the programmer: <text:s/></text:span></text:p>
      <text:p text:style-name="P262">.</text:p>
      <text:list xml:id="list1897961562" text:style-name="L4">
        <text:list-item>
          <text:p text:style-name="P263">yylex()</text:p>
        </text:list-item>
        <text:list-item>
          <text:p text:style-name="P263">yywrap()</text:p>
        </text:list-item>
      </text:list>
      <text:p text:style-name="P221"/>
      <text:p text:style-name="P221"><text:span text:style-name="T369">4</text:span>.1<text:tab/>yylex()</text:p>
      <text:p text:style-name="P161"/>
      <text:p text:style-name="P151"><text:span text:style-name="T141">yylex() is the scanning routine function that returns the token that has been obtained by the scanning process. It's return type is int. </text:span><text:span text:style-name="T152">Its is defined by</text:span><text:span text:style-name="T153"> </text:span><text:span text:style-name="T152">LEX in the lex.yy.c file. </text:span><text:span text:style-name="T154">The programmer must call it to run the scanner. </text:span><text:span text:style-name="T142">y</text:span><text:span text:style-name="T141">ylex() continues scanning either till EOF is reached or one if actions executes a return statement. </text:span></text:p>
      <text:p text:style-name="P163"><text:soft-page-break/></text:p>
      <text:p text:style-name="P163">NOTE :</text:p>
      <text:list xml:id="list362995965" text:style-name="L5">
        <text:list-item>
          <text:p text:style-name="P267"><text:span text:style-name="T162">If yylex() is called more than once, it simply starts scanning from </text:span><text:span text:style-name="T164">the position</text:span><text:span text:style-name="T163"> in the file where it </text:span><text:span text:style-name="T165">had </text:span><text:span text:style-name="T166">ceased</text:span><text:span text:style-name="T162"> in the previous call.</text:span></text:p>
        </text:list-item>
        <text:list-item>
          <text:p text:style-name="P268"><text:span text:style-name="T224">T</text:span><text:span text:style-name="T223">he carriage return CR marks the end of input instead of EOF when the</text:span><text:span text:style-name="T167"><text:line-break/></text:span><text:span text:style-name="T223">input is read from the terminal.</text:span><text:span text:style-name="T161"> </text:span></text:p>
        </text:list-item>
      </text:list>
      <text:p text:style-name="P162"/>
      <text:p text:style-name="P164">A parser repetitively calls the yylex() function to <text:span text:style-name="T228">consecutively</text:span><text:span text:style-name="T227"> read tokens </text:span><text:span text:style-name="T229">from</text:span><text:span text:style-name="T227"> the input</text:span>. The rules specified in the LEX program is used <text:span text:style-name="T229">by LEX </text:span>to build the code of yylex() in the lex.yy.c file.</text:p>
      <text:p text:style-name="P164"/>
      <text:p text:style-name="P222"><text:span text:style-name="T363">4</text:span>.2<text:tab/>yywrap()</text:p>
      <text:p text:style-name="P165"/>
      <text:p text:style-name="P166">yywrap() is a function <text:span text:style-name="T302">of return type int, </text:span>called by <text:span text:style-name="T254">the scanner</text:span> when <text:span text:style-name="T231">it</text:span> <text:span text:style-name="T230">encounters an</text:span> EOF <text:span text:style-name="T299">in the input </text:span><text:span text:style-name="T300">file </text:span><text:span text:style-name="T301">i.e. it has finished scanning a file</text:span>.<text:span text:style-name="T232"> </text:span><text:span text:style-name="T233">If </text:span><text:span text:style-name="T237">yywrap()</text:span><text:span text:style-name="T233"> returns </text:span><text:span text:style-name="T239">a </text:span><text:span text:style-name="T233">non-zero </text:span><text:span text:style-name="T238">value </text:span><text:span text:style-name="T239">(indicating true)</text:span><text:span text:style-name="T233">,</text:span><text:span text:style-name="T234"> </text:span><text:span text:style-name="T255">the scanner</text:span><text:span text:style-name="T234"> 'wraps up' i.e. </text:span><text:span text:style-name="T236">s</text:span><text:span text:style-name="T235">tops </text:span><text:span text:style-name="T234">scanning</text:span><text:span text:style-name="T233">. </text:span><text:span text:style-name="T240">If yywrap() retur</text:span><text:span text:style-name="T241">n</text:span><text:span text:style-name="T240">s zero (indicating false), </text:span><text:span text:style-name="T256">the scanner</text:span><text:span text:style-name="T240"> </text:span><text:span text:style-name="T241">assumes that there is more input to be </text:span><text:span text:style-name="T241">scanned and continues scanning. </text:span><text:span text:style-name="T242">This function is useful if the programmer wishes to </text:span><text:span text:style-name="T244">arrange for more input on completion of scanning a</text:span><text:span text:style-name="T264">n input</text:span><text:span text:style-name="T244"> file. </text:span></text:p>
      <text:p text:style-name="P195"/>
      <text:p text:style-name="P167"><text:span text:style-name="T245">If the programmer wishes to </text:span><text:span text:style-name="T242">scan more than one input file </text:span><text:span text:style-name="T246">using the generated lexical analyzer,</text:span><text:span text:style-name="T242"> </text:span><text:span text:style-name="T246">i</text:span><text:span text:style-name="T242">t can be simply done by setting </text:span><text:span text:style-name="T107">yyin</text:span><text:span text:style-name="T242"> to a new input file in yywrap()'s definition.</text:span><text:span text:style-name="T243"> </text:span></text:p>
      <text:p text:style-name="P168"><text:span text:style-name="T245">E</text:span><text:span text:style-name="T244">xample :</text:span></text:p>
      <text:p text:style-name="P53"/>
      <text:p text:style-name="P102"><text:tab/>/* <text:span text:style-name="T386">Declarations */</text:span></text:p>
      <text:p text:style-name="P102">%%</text:p>
      <text:p text:style-name="P137"><text:tab/>/* Rules */</text:p>
      <text:p text:style-name="P102">%%</text:p>
      <text:p text:style-name="P102"/>
      <text:p text:style-name="P127">int yywrap()</text:p>
      <text:p text:style-name="P127">{</text:p>
      <text:p text:style-name="P128"><text:span text:style-name="T247"><text:tab/></text:span><text:span text:style-name="T248">FILE *newfile_pointer;</text:span></text:p>
      <text:p text:style-name="P128"><text:span text:style-name="T248"><text:tab/></text:span><text:span text:style-name="T249">newfile_pointer = fopen(“prog_file_2.l”);</text:span></text:p>
      <text:p text:style-name="P128"><text:span text:style-name="T247"><text:tab/></text:span><text:span text:style-name="T251">if(yyin != </text:span><text:span text:style-name="T252">newfile_pointer)</text:span><text:span text:style-name="T247"><text:tab/></text:span></text:p>
      <text:p text:style-name="P128"><text:span text:style-name="T247"><text:tab/></text:span><text:span text:style-name="T265">{</text:span></text:p>
      <text:p text:style-name="P128"><text:span text:style-name="T265"><text:tab/></text:span><text:span text:style-name="T247"><text:tab/>yyin = newfile_pointer;</text:span></text:p>
      <text:p text:style-name="P128"><text:soft-page-break/><text:span text:style-name="T247"><text:tab/><text:tab/></text:span><text:span text:style-name="T250">return 0;</text:span></text:p>
      <text:p text:style-name="P128"><text:span text:style-name="T250"><text:tab/></text:span><text:span text:style-name="T265">}</text:span></text:p>
      <text:p text:style-name="P128"><text:span text:style-name="T250"><text:tab/></text:span><text:span text:style-name="T253">else</text:span></text:p>
      <text:p text:style-name="P129"><text:tab/><text:tab/>return 1;</text:p>
      <text:p text:style-name="P130">}</text:p>
      <text:p text:style-name="P130"/>
      <text:p text:style-name="P167"><text:span text:style-name="T370">This definition of </text:span><text:span text:style-name="T112">yywrap()</text:span><text:span text:style-name="T370"> sets the input file pointer to </text:span><text:span text:style-name="T112">prog_file_2.l</text:span><text:span text:style-name="T370"> </text:span><text:span text:style-name="T371">and </text:span><text:span text:style-name="T372">returns 0 </text:span><text:span text:style-name="T371">if the scanner finished scanning the first input file</text:span><text:span text:style-name="T370">. </text:span><text:span text:style-name="T373">As a result, t</text:span><text:span text:style-name="T254">he scanner continues scanning in </text:span><text:span text:style-name="T113">prog_file_2.l </text:span><text:span text:style-name="T254">. </text:span><text:span text:style-name="T374">When the</text:span><text:span text:style-name="T254"> scanner call</text:span><text:span text:style-name="T375">s</text:span><text:span text:style-name="T254"> </text:span><text:span text:style-name="T372">yywrap() on EOF of </text:span><text:span text:style-name="T114">prog_file_2.l</text:span><text:span text:style-name="T372"> then it returns 0, and the scanner stops scanning.</text:span></text:p>
      <text:p text:style-name="P196"/>
      <text:p text:style-name="P242"><text:span text:style-name="T181">N</text:span><text:span text:style-name="T180">OTE: I</text:span><text:span text:style-name="T181">f yywrap() is set to return zero, it must also tell the scanner about where to find the next input.</text:span></text:p>
      <text:p text:style-name="P193"/>
      <text:p text:style-name="P166"><text:span text:style-name="T303">LEX does not define yywrap() in lex.yy.c file, but makes a call to it. Hence the </text:span><text:span text:style-name="T312">programmer</text:span><text:span text:style-name="T303"> must define it or </text:span><text:span text:style-name="T304">provide</text:span><text:span text:style-name="T303"> </text:span><text:span text:style-name="T93">%option noyywrap</text:span> in the declarations section. <text:span text:style-name="T306">This options removes the call to yywrap() </text:span><text:span text:style-name="T305">in the lex.yy.c file</text:span><text:span text:style-name="T306">. </text:span>Note that, it is <text:span text:style-name="T32">mandatory</text:span> to either define yywrap<text:span text:style-name="T307">()</text:span> or indicate the absence <text:span text:style-name="T308">using the</text:span> <text:span text:style-name="T93">%option</text:span> feature. If not, LEX will flag an error.</text:p>
      <text:p text:style-name="P192"/>
      <text:p text:style-name="P6"/>
      <text:p text:style-name="P244"><text:span text:style-name="T78">5</text:span><text:span text:style-name="T75"><text:tab/>The Even-Odd Program</text:span></text:p>
      <text:p text:style-name="P117"/>
      <text:p text:style-name="P117">%{ </text:p>
      <text:p text:style-name="P117">/* </text:p>
      <text:p text:style-name="P117">1.Request input of an even and an odd number </text:p>
      <text:p text:style-name="P117">2.indicate input characteristic : Even/Odd [digit_length] </text:p>
      <text:p text:style-name="P117">3.check for input's correctness and print result </text:p>
      <text:p text:style-name="P117">*/ </text:p>
      <text:p text:style-name="P117"/>
      <text:p text:style-name="P117">#include&lt;stdlib.h&gt; </text:p>
      <text:p text:style-name="P117">#include&lt;stdio.h&gt; </text:p>
      <text:p text:style-name="P117"/>
      <text:p text:style-name="P117">int number_1; </text:p>
      <text:p text:style-name="P117">int number_2; </text:p>
      <text:p text:style-name="P117">%} </text:p>
      <text:p text:style-name="P117"/>
      <text:p text:style-name="P117"/>
      <text:p text:style-name="P117">number_sequence [0-9]* </text:p>
      <text:p text:style-name="P117"/>
      <text:p text:style-name="P117">%% </text:p>
      <text:p text:style-name="P117"><text:soft-page-break/></text:p>
      <text:p text:style-name="P117">{number_sequence}[0|2|4|6|8]<text:tab/><text:tab/>{ </text:p>
      <text:p text:style-name="P117"><text:tab/><text:tab/><text:tab/><text:tab/><text:tab/><text:tab/>printf("Even number [%d]",yyleng); </text:p>
      <text:p text:style-name="P117"><text:tab/><text:tab/><text:tab/><text:tab/><text:tab/><text:tab/>return atoi(yytext); </text:p>
      <text:p text:style-name="P117"><text:tab/><text:tab/><text:tab/><text:tab/><text:tab/>} </text:p>
      <text:p text:style-name="P117"/>
      <text:p text:style-name="P117">{number_sequence}[1|3|5|7|9]<text:tab/><text:tab/>{ </text:p>
      <text:p text:style-name="P117"><text:tab/><text:tab/><text:tab/><text:tab/><text:tab/><text:tab/>printf("Odd number [%d]",yyleng);<text:tab/> </text:p>
      <text:p text:style-name="P117"><text:tab/><text:tab/><text:tab/><text:tab/><text:tab/><text:tab/>return atoi(yytext); </text:p>
      <text:p text:style-name="P117"><text:tab/><text:tab/><text:tab/><text:tab/><text:tab/>} </text:p>
      <text:p text:style-name="P117">%% </text:p>
      <text:p text:style-name="P117"/>
      <text:p text:style-name="P117">int yywrap </text:p>
      <text:p text:style-name="P117">{ </text:p>
      <text:p text:style-name="P117"><text:s/><text:tab/>return 1; </text:p>
      <text:p text:style-name="P117">} </text:p>
      <text:p text:style-name="P117"><text:s/></text:p>
      <text:p text:style-name="P117">int main() </text:p>
      <text:p text:style-name="P117">{ </text:p>
      <text:p text:style-name="P117"><text:tab/>printf("\nInput an even number and an odd number\n"); </text:p>
      <text:p text:style-name="P117"><text:s/><text:tab/>number_1 = yylex(); </text:p>
      <text:p text:style-name="P117"><text:tab/>number_2 = yylex(); </text:p>
      <text:p text:style-name="P117"><text:tab/>int diff = number_1 - number_2; </text:p>
      <text:p text:style-name="P117"><text:tab/>if(diff%2!=0) </text:p>
      <text:p text:style-name="P117"><text:tab/><text:tab/>printf("\nYour inputs were checked for correctness, \nResult : Correct\n"); </text:p>
      <text:p text:style-name="P117"><text:tab/>else </text:p>
      <text:p text:style-name="P117"><text:tab/><text:tab/>printf("\nYour inputs were checked for correctness, \nResult : You do not know how to read\n"); </text:p>
      <text:p text:style-name="P117"><text:tab/>return 1; </text:p>
      <text:p text:style-name="P117">}</text:p>
      <text:p text:style-name="P4"/>
      <text:p text:style-name="P4"><text:span text:style-name="T363">6</text:span><text:tab/>Disambiguation rules</text:p>
      <text:p text:style-name="P38"/>
      <text:p text:style-name="P85"><text:span text:style-name="T73">LEX uses two important disambiguation rules </text:span><text:span text:style-name="T74">in selecting the right action to execute in case of a conflict </text:span><text:span text:style-name="T73">:</text:span></text:p>
      <text:list xml:id="list1274821967" text:style-name="L6">
        <text:list-item>
          <text:p text:style-name="P256">Order of occurrence is assigned as the pattern's matching priority.</text:p>
        </text:list-item>
        <text:list-item>
          <text:p text:style-name="P256">“Longest match” is preferred. <text:s text:c="2"/></text:p>
        </text:list-item>
      </text:list>
      <text:p text:style-name="P36">Example :</text:p>
      <text:p text:style-name="P36"/>
      <text:p text:style-name="P250"><text:s text:c="3"/>“<text:span text:style-name="T211">break”</text:span> <text:s text:c="16"/>{ return <text:span text:style-name="T212">BREAK</text:span>; }</text:p>
      <text:p text:style-name="P250"><text:s text:c="3"/>[a-zA-Z][a-zA-Z<text:span text:style-name="T211">0-9</text:span>]* <text:s text:c="3"/>{ return <text:span text:style-name="T212">ID</text:span><text:span text:style-name="T214">ENTIFIER</text:span>; }</text:p>
      <text:p text:style-name="P250"/>
      <text:p text:style-name="P251"><text:span text:style-name="T213">Here, </text:span><text:span text:style-name="T105">break</text:span><text:span text:style-name="T213"> is matched by both the regular expressions, but </text:span><text:span text:style-name="T105">break</text:span><text:span text:style-name="T213"> is a keyword </text:span><text:soft-page-break/><text:span text:style-name="T213">and </text:span><text:span text:style-name="T214">not an identifier </text:span><text:span text:style-name="T213">hence </text:span><text:span text:style-name="T215">it </text:span><text:span text:style-name="T213">is ordered in such a manner that LEX uses its first disambiguation rule to execute </text:span><text:span text:style-name="T105">return BREAK;</text:span></text:p>
      <text:p text:style-name="P169"/>
      <text:p text:style-name="P37">Example :</text:p>
      <text:p text:style-name="P54"/>
      <text:p text:style-name="P103"><text:tab/>/* <text:span text:style-name="T386">Declarations section */</text:span></text:p>
      <text:p text:style-name="P103">%%</text:p>
      <text:p text:style-name="P138"/>
      <text:p text:style-name="P138"><text:span text:style-name="T403">“-”<text:tab/><text:tab/>{</text:span><text:span text:style-name="T376">return MINUS</text:span><text:span text:style-name="T403">;}</text:span></text:p>
      <text:p text:style-name="P116">“--”<text:tab/><text:tab/>{<text:span text:style-name="T376">return DECREMENT</text:span>;}</text:p>
      <text:p text:style-name="P116"/>
      <text:p text:style-name="P103">%%</text:p>
      <text:p text:style-name="P103"><text:tab/>/* <text:span text:style-name="T397">Auxiliary functions */</text:span></text:p>
      <text:p text:style-name="P115"/>
      <text:p text:style-name="P243"><text:span text:style-name="T63">Assume that the function calling yylex() prints the name of the toke</text:span><text:span text:style-name="T64">n</text:span><text:span text:style-name="T63">.</text:span></text:p>
      <text:p text:style-name="P55"/>
      <text:p text:style-name="P56">Sample Input/Output:</text:p>
      <text:p text:style-name="P56"/>
      <text:p text:style-name="P131">I: -</text:p>
      <text:p text:style-name="P131">O: <text:span text:style-name="T404">MINUS</text:span></text:p>
      <text:p text:style-name="P131"/>
      <text:p text:style-name="P131">I: --</text:p>
      <text:p text:style-name="P131">O: <text:span text:style-name="T404">DECREMENT</text:span></text:p>
      <text:p text:style-name="P131"/>
      <text:p text:style-name="P131">I: ---</text:p>
      <text:p text:style-name="P131">O: <text:span text:style-name="T404">DECREMENT</text:span> <text:span text:style-name="T405">MINUS</text:span></text:p>
      <text:p text:style-name="P131"/>
      <text:p text:style-name="P237"><text:span text:style-name="T63">Note that, i</text:span><text:span text:style-name="T40">n case of an </text:span><text:span text:style-name="T96">–-</text:span><text:span text:style-name="T40"> input to the lexical analyze</text:span><text:span text:style-name="T41">r,</text:span><text:span text:style-name="T40"> note that </text:span><text:span text:style-name="T63">yylex() </text:span><text:span text:style-name="T40">does not return two </text:span><text:span text:style-name="T96">MINUS</text:span><text:span text:style-name="T40"> tokens, but instead returns a </text:span><text:span text:style-name="T96">DECREMENT</text:span><text:span text:style-name="T40"> token, by the second disambiguation rule.</text:span></text:p>
      <text:p text:style-name="P5"/>
      <text:p text:style-name="P5"><text:span text:style-name="T363">7</text:span><text:tab/>Pattern matching <text:span text:style-name="T377">using</text:span> LEX</text:p>
      <text:p text:style-name="P5"/>
      <text:p text:style-name="P238"><text:span text:style-name="T61">Conceptually, </text:span><text:span text:style-name="T42">LEX converts all its regular expressions into a finite state machine which it uses to accept or reject a string in the input stream. </text:span><text:span text:style-name="T45">The corresponding action is executed when the machine is in accept state. </text:span><text:span text:style-name="T43">The LEX compiler stores information about the constructed finite state machine in the </text:span><text:span text:style-name="T46">form of a decision table </text:span><text:span text:style-name="T46">(transition table) in the </text:span><text:span text:style-name="T43">lex.yy.c file. Also the corresponding </text:span><text:span text:style-name="T44">actions and the </text:span><text:soft-page-break/><text:span text:style-name="T44">information regarding when they are to be executed is stored in the lex.yy.c file. </text:span></text:p>
      <text:p text:style-name="P238"><text:span text:style-name="T44"><text:s/><text:tab/></text:span><text:span text:style-name="T50">A</text:span><text:span text:style-name="T47"> </text:span><text:span text:style-name="T99">transition</text:span><text:span text:style-name="T100">(current_state,input_char)</text:span><text:span text:style-name="T47"> function is used to access the decision table. </text:span><text:span text:style-name="T48">LEX</text:span><text:span text:style-name="T47"> makes it's decision table visible if we compile the program with the -T flag. </text:span><text:span text:style-name="T49">The finite state machine used by LEX is deterministic in nature i.e. </text:span><text:span text:style-name="T54">i</text:span><text:span text:style-name="T49">t is a DFA. The simulation of the constructed DFA is done in the lex.yy.c file.</text:span></text:p>
      <text:p text:style-name="P39"><text:span text:style-name="T276">Hence, a LEX compiler constructs a DFA according to the specifications of the regular expression in the LEX program, and generates a simulation algorithm (to simulate the DFA) and a </text:span><text:span text:style-name="T277">matching </text:span><text:span text:style-name="T110">switch-case</text:span><text:span text:style-name="T276"> algorithm (to match and execute the appropriate action if the DFA enters an accept state). </text:span></text:p>
      <text:list xml:id="list703493293" text:style-name="L7">
        <text:list-header>
          <text:p text:style-name="P257"/>
        </text:list-header>
      </text:list>
      <text:p text:style-name="P3"><text:span text:style-name="T157">8</text:span><text:span text:style-name="T140"><text:tab/></text:span><text:span text:style-name="T143">The</text:span><text:span text:style-name="T140"> Token simulator program</text:span></text:p>
      <text:p text:style-name="P94"/>
      <text:p text:style-name="P113">%{ </text:p>
      <text:p text:style-name="P113">/* Scan and return a token for identifiers of the format : <text:tab/><text:tab/><text:tab/><text:tab/>(string)(number) </text:p>
      <text:p text:style-name="P113"><text:tab/>Note : strings are not case sensitive </text:p>
      <text:p text:style-name="P113"><text:tab/>examples : a0 , A1 , ab2 , AB4 , aBc5 </text:p>
      <text:p text:style-name="P113">*/ </text:p>
      <text:p text:style-name="P113">#include&lt;stdio.h&gt; </text:p>
      <text:p text:style-name="P113"/>
      <text:p text:style-name="P113">#define ID 1<text:tab/>//Identifier token </text:p>
      <text:p text:style-name="P113">#define ER 2<text:tab/>//Error token </text:p>
      <text:p text:style-name="P113"/>
      <text:p text:style-name="P113">%} </text:p>
      <text:p text:style-name="P113">low_case [a-z] </text:p>
      <text:p text:style-name="P113">upp_case [A-Z] </text:p>
      <text:p text:style-name="P113">number<text:tab/>[0-9] </text:p>
      <text:p text:style-name="P113"/>
      <text:p text:style-name="P113">%option noyywrap </text:p>
      <text:p text:style-name="P113"/>
      <text:p text:style-name="P113">%% </text:p>
      <text:p text:style-name="P113">({low_case}|{upp_case})({low_case}|{upp_case})*({number})</text:p>
      <text:p text:style-name="P113"><text:tab/><text:tab/><text:tab/><text:tab/><text:tab/><text:tab/><text:tab/><text:tab/>return ID; </text:p>
      <text:p text:style-name="P113">(.)*<text:tab/><text:tab/><text:tab/><text:tab/><text:tab/><text:tab/><text:tab/><text:tab/>return ER; </text:p>
      <text:p text:style-name="P113"/>
      <text:p text:style-name="P113">%% </text:p>
      <text:p text:style-name="P113">int main() </text:p>
      <text:p text:style-name="P113">{ </text:p>
      <text:p text:style-name="P113"><text:tab/>int token = yylex(); </text:p>
      <text:p text:style-name="P113"><text:tab/>if(token==ID) </text:p>
      <text:p text:style-name="P113"><text:tab/><text:tab/>printf("Acceptable\n"); </text:p>
      <text:p text:style-name="P113"><text:tab/>else if(token==ER) </text:p>
      <text:p text:style-name="P113"><text:tab/><text:tab/>printf("Unacceptable\n"); </text:p>
      <text:p text:style-name="P113"><text:tab/>return 1; </text:p>
      <text:p text:style-name="P86"><text:soft-page-break/><text:span text:style-name="T140">}</text:span><text:span text:style-name="T72"> </text:span></text:p>
      <text:p text:style-name="P40"><text:span text:style-name="T225">In this program, the main() function obtains the tokens (in place of a parser) and </text:span><text:span text:style-name="T226">checks if the input contains a valid identifier.</text:span></text:p>
      <text:p text:style-name="P123"/>
      <text:p text:style-name="P178">Sample Input/Output:</text:p>
      <text:p text:style-name="P123"/>
      <text:p text:style-name="P123">I: Var9</text:p>
      <text:p text:style-name="P123">O: Acceptable</text:p>
      <text:p text:style-name="P177"/>
      <text:p text:style-name="P239"><text:span text:style-name="T173">W</text:span><text:span text:style-name="T174">hen </text:span><text:span text:style-name="T101">Var9</text:span><text:span text:style-name="T174"> is provided as the input, the DFA constructed by LEX accepts the string, and the corresponding action </text:span><text:span text:style-name="T101">return ID</text:span><text:span text:style-name="T174"> is </text:span><text:span text:style-name="T175">found and </text:span><text:span text:style-name="T174">executed. </text:span><text:span text:style-name="T176">As a result yylex() returns the token </text:span><text:span text:style-name="T102">ID</text:span><text:span text:style-name="T176">, and the main() function prints </text:span><text:span text:style-name="T102">Acceptable </text:span><text:span text:style-name="T177">on the screen</text:span><text:span text:style-name="T102">. </text:span></text:p>
      <text:p text:style-name="P231"/>
      <text:p text:style-name="P236"><text:span text:style-name="T7">9</text:span><text:span text:style-name="T5"><text:tab/></text:span><text:span text:style-name="T6">Construction of a DFA from a regular expression</text:span></text:p>
      <text:p text:style-name="P209"/>
      <text:p text:style-name="P246"><text:span text:style-name="T186">The construction of a DFA from a regular expression takes place in </text:span><text:span text:style-name="T188">two</text:span><text:span text:style-name="T186"> steps.</text:span></text:p>
      <text:list xml:id="list378933587" text:style-name="L8">
        <text:list-item>
          <text:p text:style-name="P270"><text:span text:style-name="T186">Constructi</text:span><text:span text:style-name="T189">ng a</text:span><text:span text:style-name="T186"> syntax tree from the regular expression</text:span></text:p>
        </text:list-item>
        <text:list-item>
          <text:p text:style-name="P271"><text:span text:style-name="T190">Converting the syntax tree into a DFA</text:span><text:span text:style-name="T187"> </text:span></text:p>
        </text:list-item>
      </text:list>
      <text:p text:style-name="P232"/>
      <text:p text:style-name="P223"><text:span text:style-name="T363">9</text:span><text:span text:style-name="T193">.1<text:tab/></text:span><text:span text:style-name="T207">The intermediate</text:span><text:span text:style-name="T268"> syntax tree</text:span></text:p>
      <text:p text:style-name="P210"/>
      <text:p text:style-name="P210">Consider the first rule in the token simulator program in section 9. It consists of the following regular expression :</text:p>
      <text:p text:style-name="P114">({low_case}|{upp_case})({low_case}|{upp_case})*({number})</text:p>
      <text:p text:style-name="P200"><text:span text:style-name="T191">For convenience in representation , it </text:span><text:span text:style-name="T205">has been represented as</text:span><text:span text:style-name="T192"> </text:span><text:span text:style-name="T191">:</text:span></text:p>
      <text:p text:style-name="P211">( a | A ) ( a | A )* (N)</text:p>
      <text:p text:style-name="P204"><text:span text:style-name="T192">where, 'a' represents </text:span><text:span text:style-name="T109">{l</text:span><text:span text:style-name="T108">ow_case</text:span><text:span text:style-name="T109">}</text:span><text:span text:style-name="T192">, 'A' represents </text:span><text:span text:style-name="T109">{u</text:span><text:span text:style-name="T108">pp_case</text:span><text:span text:style-name="T109">}</text:span><text:span text:style-name="T266"> </text:span><text:span text:style-name="T267">and 'N' represents </text:span><text:span text:style-name="T109">{n</text:span><text:span text:style-name="T108">umber</text:span><text:span text:style-name="T109">}</text:span><text:span text:style-name="T192">.</text:span><text:span text:style-name="T108"> </text:span></text:p>
      <text:p text:style-name="P204"><text:span text:style-name="T206">Th</text:span><text:span text:style-name="T193">e syntax tree constructed for the above regular expression w</text:span><text:span text:style-name="T208">ould</text:span><text:span text:style-name="T193"> look like :<text:tab/><text:tab/> <text:s text:c="13"/></text:span></text:p>
      <text:p text:style-name="P216"/>
      <text:p text:style-name="P202"><text:span text:style-name="T193"><text:tab/><text:tab/><text:tab/><text:tab/></text:span><text:span text:style-name="T269">º</text:span><text:span text:style-name="T194"><text:tab/> </text:span><text:span text:style-name="T195"><text:s/></text:span></text:p>
      <text:p text:style-name="P212"><text:tab/><text:tab/><text:tab/> <text:s text:c="4"/>/ <text:s text:c="7"/>\</text:p>
      <text:p text:style-name="P203"><text:span text:style-name="T193"><text:tab/><text:tab/><text:tab/> <text:s/></text:span><text:span text:style-name="T269">º</text:span><text:span text:style-name="T195"> </text:span><text:span text:style-name="T194"><text:s text:c="11"/></text:span><text:span text:style-name="T197">N</text:span><text:span text:style-name="T274">₅</text:span></text:p>
      <text:p text:style-name="P212"><text:soft-page-break/><text:tab/><text:tab/> <text:s text:c="6"/>/<text:tab/> <text:s text:c="6"/>\</text:p>
      <text:p text:style-name="P201"><text:span text:style-name="T193"><text:tab/><text:tab/> <text:s text:c="3"/></text:span><text:span text:style-name="T209">|</text:span><text:span text:style-name="T194"><text:tab/> <text:s text:c="8"/></text:span><text:span text:style-name="T203">*</text:span><text:span text:style-name="T194"><text:tab/></text:span></text:p>
      <text:p text:style-name="P201"><text:span text:style-name="T194"><text:tab/> <text:s text:c="7"/>/<text:tab/> <text:s text:c="7"/>\ </text:span><text:span text:style-name="T196"><text:tab/></text:span><text:span text:style-name="T204">|</text:span></text:p>
      <text:p text:style-name="P247"><text:span text:style-name="T65"><text:tab/> <text:s text:c="5"/></text:span><text:span text:style-name="T69">a</text:span><text:span text:style-name="T275">₁</text:span><text:span text:style-name="T65"><text:tab/> <text:s text:c="8"/></text:span><text:span text:style-name="T69">A</text:span><text:span text:style-name="T275">₂</text:span><text:span text:style-name="T66"> <text:s text:c="2"/></text:span><text:span text:style-name="T65"><text:tab/></text:span><text:span text:style-name="T86">|</text:span></text:p>
      <text:p text:style-name="P120"><text:span text:style-name="T194"><text:tab/><text:tab/><text:tab/> <text:s text:c="5"/>/ <text:s text:c="5"/></text:span><text:span text:style-name="T202">\</text:span><text:span text:style-name="T79"> <text:s/></text:span></text:p>
      <text:p text:style-name="P248"><text:span text:style-name="T70"><text:tab/><text:tab/> <text:s text:c="11"/></text:span><text:span text:style-name="T67">a</text:span><text:span text:style-name="T275">₃</text:span><text:span text:style-name="T67"> <text:s text:c="5"/></text:span><text:span text:style-name="T68">A</text:span><text:span text:style-name="T275">₄</text:span></text:p>
      <text:p text:style-name="P249"/>
      <text:p text:style-name="P205"><text:span text:style-name="T272">In the above figure </text:span><text:span text:style-name="T269">º </text:span><text:span text:style-name="T271">represents the 'cat' (concatenation) operator, </text:span><text:span text:style-name="T270">*</text:span><text:span text:style-name="T271"> represents the 'star' operator </text:span><text:span text:style-name="T273">(a unary operator) </text:span><text:span text:style-name="T271">and </text:span><text:span text:style-name="T270">| </text:span><text:span text:style-name="T271">represents the <text:s/>'or' operator. </text:span><text:span text:style-name="T81">In the syntax tree the inner nodes are operators while the leaves are the operands. </text:span><text:span text:style-name="T82">The subscript assigned to every leaf is called the position of the leaf. </text:span><text:span text:style-name="T83">The position of a leaf plays a vital role in the process of constructing states for the DFA. </text:span></text:p>
      <text:p text:style-name="P41"/>
      <text:p text:style-name="P42">NOTE:</text:p>
      <text:p text:style-name="P241"><text:span text:style-name="T55">This syntax tree is an intermediate data structure. There will be no traces of this in </text:span><text:span text:style-name="T55">lex.yy.c file, because it is only used in the construction of the DFA.</text:span><text:span text:style-name="T56"> </text:span><text:span text:style-name="T58"><text:s/></text:span><text:span text:style-name="T57"><text:s/></text:span></text:p>
      <text:p text:style-name="P65"/>
      <text:p text:style-name="P66"><text:span text:style-name="T363">9</text:span>.2<text:tab/>Constructing the DFA</text:p>
      <text:p text:style-name="P66"/>
      <text:p text:style-name="P184"><text:span text:style-name="T319">Constructing the DF</text:span><text:span text:style-name="T342">A</text:span><text:span text:style-name="T319"> involves two steps:</text:span></text:p>
      <text:list xml:id="list790126860" text:style-name="L9">
        <text:list-item>
          <text:p text:style-name="P264">Constructing the set of states of the DFA</text:p>
        </text:list-item>
        <text:list-item>
          <text:p text:style-name="P264">Constructing all the possible transitions made by the DFA from one state to another on different inputs. </text:p>
        </text:list-item>
      </text:list>
      <text:p text:style-name="P188"/>
      <text:p text:style-name="P185"><text:span text:style-name="T320">The language represented by the regular expression </text:span><text:span text:style-name="T200">( a | A ) ( a | A )* (N</text:span><text:span text:style-name="T201">)</text:span><text:span text:style-name="T200">, </text:span><text:span text:style-name="T320">c</text:span><text:span text:style-name="T337">an</text:span><text:span text:style-name="T320"> only possibly start with an 'a' or 'A'. From the syntax tree we may infer that these could only correspond to positions 1 </text:span><text:span text:style-name="T346">or</text:span><text:span text:style-name="T320"> 2 . </text:span><text:span text:style-name="T322">Let t</text:span><text:span text:style-name="T320">he </text:span><text:span text:style-name="T338">set of these</text:span><text:span text:style-name="T320"> positions </text:span><text:span text:style-name="T338">{1,2} be</text:span><text:span text:style-name="T320"> the start </text:span><text:span text:style-name="T320">state of the DFA</text:span><text:span text:style-name="T321">. </text:span><text:span text:style-name="T322">F</text:span><text:span text:style-name="T321">or convenience it has been name</text:span><text:span text:style-name="T322">d</text:span><text:span text:style-name="T321"> as state </text:span><text:span text:style-name="T33">I.</text:span></text:p>
      <text:p text:style-name="P224"><text:s/></text:p>
      <text:p text:style-name="P186"><text:span text:style-name="T324"><text:tab/></text:span><text:span text:style-name="T325">Consider the position </text:span><text:span text:style-name="T344">1 (</text:span><text:span text:style-name="T325">'a'</text:span><text:span text:style-name="T344">)</text:span><text:span text:style-name="T329">,</text:span><text:span text:style-name="T325"> </text:span><text:span text:style-name="T340">it could be followed by either of the positions 3,4 or 5</text:span><text:span text:style-name="T325">. </text:span><text:span text:style-name="T332">Let this be</text:span><text:span text:style-name="T325"> </text:span><text:span text:style-name="T331">a</text:span><text:span text:style-name="T325"> new state {3,4,5} represented by </text:span><text:span text:style-name="T34">II</text:span><text:span text:style-name="T325">. The </text:span><text:span text:style-name="T326">position</text:span><text:span text:style-name="T325"> 2 </text:span><text:span text:style-name="T327">('A') </text:span><text:span text:style-name="T341">could be possibl</text:span><text:span text:style-name="T343">y</text:span><text:span text:style-name="T341"> followed by either of the positions 3,4 or 5</text:span><text:span text:style-name="T328">.</text:span><text:span text:style-name="T327"> </text:span><text:span text:style-name="T330">But a new state is not required </text:span><text:soft-page-break/><text:span text:style-name="T330">as {3,4,5} has already been represented by </text:span><text:span text:style-name="T35">II</text:span><text:span text:style-name="T330">. </text:span><text:span text:style-name="T333">Similarly the positions 3 and 4 could be followed by the position 3 </text:span><text:span text:style-name="T339">or </text:span><text:span text:style-name="T333">4 or 5.</text:span><text:span text:style-name="T330"> </text:span><text:span text:style-name="T334">If followed by 5, the DFA must </text:span><text:span text:style-name="T345">accept and </text:span><text:span text:style-name="T334">terminate (syntax tree ends </text:span><text:span text:style-name="T335">at</text:span><text:span text:style-name="T334"> position 5). </text:span><text:span text:style-name="T336">Hence let the final (accept) state be </text:span><text:span text:style-name="T36">III</text:span><text:span text:style-name="T336">. </text:span></text:p>
      <text:p text:style-name="P189">Thus, the transitions maybe formulated as :</text:p>
      <text:p text:style-name="P190"/>
      <table:table table:name="Transition-table" table:style-name="Transition-table">
        <table:table-column table:style-name="Transition-table.A" table:number-columns-repeated="2"/>
        <table:table-column table:style-name="Transition-table.C"/>
        <table:table-column table:style-name="Transition-table.A"/>
        <table:table-column table:style-name="Transition-table.E"/>
        <table:table-row>
          <table:table-cell table:style-name="Transition-table.A1" office:value-type="string">
            <text:p text:style-name="P253">Current state</text:p>
          </table:table-cell>
          <table:table-cell table:style-name="Transition-table.A1" office:value-type="string">
            <text:p text:style-name="P253">-&gt;</text:p>
          </table:table-cell>
          <table:table-cell table:style-name="Transition-table.A1" office:value-type="string">
            <text:p text:style-name="P253">Input symbol</text:p>
          </table:table-cell>
          <table:table-cell table:style-name="Transition-table.A1" office:value-type="string">
            <text:p text:style-name="P253">-&gt;</text:p>
          </table:table-cell>
          <table:table-cell table:style-name="Transition-table.E1" office:value-type="string">
            <text:p text:style-name="P253">Next state</text:p>
          </table:table-cell>
        </table:table-row>
        <table:table-row>
          <table:table-cell table:style-name="Transition-table.A2" office:value-type="string">
            <text:p text:style-name="P253">I</text:p>
          </table:table-cell>
          <table:table-cell table:style-name="Transition-table.A2" office:value-type="string">
            <text:p text:style-name="P252"/>
          </table:table-cell>
          <table:table-cell table:style-name="Transition-table.A2" office:value-type="string">
            <text:p text:style-name="P253">a</text:p>
          </table:table-cell>
          <table:table-cell table:style-name="Transition-table.A2" office:value-type="string">
            <text:p text:style-name="P252"/>
          </table:table-cell>
          <table:table-cell table:style-name="Transition-table.E2" office:value-type="string">
            <text:p text:style-name="P253">II</text:p>
          </table:table-cell>
        </table:table-row>
        <table:table-row>
          <table:table-cell table:style-name="Transition-table.A2" office:value-type="string">
            <text:p text:style-name="P253">I</text:p>
          </table:table-cell>
          <table:table-cell table:style-name="Transition-table.A2" office:value-type="string">
            <text:p text:style-name="P252"/>
          </table:table-cell>
          <table:table-cell table:style-name="Transition-table.A2" office:value-type="string">
            <text:p text:style-name="P253">A</text:p>
          </table:table-cell>
          <table:table-cell table:style-name="Transition-table.A2" office:value-type="string">
            <text:p text:style-name="P252"/>
          </table:table-cell>
          <table:table-cell table:style-name="Transition-table.E2" office:value-type="string">
            <text:p text:style-name="P253">II</text:p>
          </table:table-cell>
        </table:table-row>
        <table:table-row>
          <table:table-cell table:style-name="Transition-table.A2" office:value-type="string">
            <text:p text:style-name="P253">II</text:p>
          </table:table-cell>
          <table:table-cell table:style-name="Transition-table.A2" office:value-type="string">
            <text:p text:style-name="P252"/>
          </table:table-cell>
          <table:table-cell table:style-name="Transition-table.A2" office:value-type="string">
            <text:p text:style-name="P253">a</text:p>
          </table:table-cell>
          <table:table-cell table:style-name="Transition-table.A2" office:value-type="string">
            <text:p text:style-name="P252"/>
          </table:table-cell>
          <table:table-cell table:style-name="Transition-table.E2" office:value-type="string">
            <text:p text:style-name="P253">II</text:p>
          </table:table-cell>
        </table:table-row>
        <table:table-row>
          <table:table-cell table:style-name="Transition-table.A2" office:value-type="string">
            <text:p text:style-name="P253">II</text:p>
          </table:table-cell>
          <table:table-cell table:style-name="Transition-table.A2" office:value-type="string">
            <text:p text:style-name="P252"/>
          </table:table-cell>
          <table:table-cell table:style-name="Transition-table.A2" office:value-type="string">
            <text:p text:style-name="P253">A</text:p>
          </table:table-cell>
          <table:table-cell table:style-name="Transition-table.A2" office:value-type="string">
            <text:p text:style-name="P252"/>
          </table:table-cell>
          <table:table-cell table:style-name="Transition-table.E2" office:value-type="string">
            <text:p text:style-name="P253">II</text:p>
          </table:table-cell>
        </table:table-row>
        <table:table-row>
          <table:table-cell table:style-name="Transition-table.A2" office:value-type="string">
            <text:p text:style-name="P253">II</text:p>
          </table:table-cell>
          <table:table-cell table:style-name="Transition-table.A2" office:value-type="string">
            <text:p text:style-name="P252"/>
          </table:table-cell>
          <table:table-cell table:style-name="Transition-table.A2" office:value-type="string">
            <text:p text:style-name="P253">N</text:p>
          </table:table-cell>
          <table:table-cell table:style-name="Transition-table.A2" office:value-type="string">
            <text:p text:style-name="P252"/>
          </table:table-cell>
          <table:table-cell table:style-name="Transition-table.E2" office:value-type="string">
            <text:p text:style-name="P254">III</text:p>
          </table:table-cell>
        </table:table-row>
      </table:table>
      <text:p text:style-name="P187"><text:span text:style-name="T325"><text:s/></text:span><text:span text:style-name="T324"><text:s text:c="3"/></text:span><text:span text:style-name="T323"><text:s text:c="3"/></text:span></text:p>
      <text:p text:style-name="P145"><text:span text:style-name="T88">9</text:span><text:span text:style-name="T84">.</text:span><text:span text:style-name="T87">3</text:span><text:span text:style-name="T80"><text:tab/></text:span><text:span text:style-name="T85">The constructed</text:span><text:span text:style-name="T84"> DFA</text:span></text:p>
      <text:p text:style-name="P43"/>
      <text:p text:style-name="P119"><text:span text:style-name="T198">The DFA obtained for the above syntax tree w</text:span><text:span text:style-name="T199">ould</text:span><text:span text:style-name="T198"> look like :</text:span></text:p>
      <text:p text:style-name="P44"><draw:frame text:anchor-type="paragraph" draw:z-index="25" draw:style-name="gr13" draw:text-style-name="P272" svg:width="0.4378in" svg:height="0.2295in" svg:x="2.7437in" svg:y="0.2717in"><draw:text-box><text:p text:style-name="P272">a|A</text:p></draw:text-box></draw:frame></text:p>
      <text:p text:style-name="P44"><draw:custom-shape text:anchor-type="paragraph" draw:z-index="21" draw:style-name="gr9" draw:text-style-name="P272" svg:width="0.365in" svg:height="0.2921in" svg:x="2.7752in" svg:y="0.2118in"><text:p/>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44"><draw:ellipse text:anchor-type="paragraph" draw:z-index="16" draw:style-name="gr6" draw:text-style-name="P273" svg:width="0.3752in" svg:height="0.4067in" svg:x="2.7752in" svg:y="0.2146in"><text:p text:style-name="P272"><text:span text:style-name="T32">II</text:span></text:p></draw:ellipse><draw:ellipse text:anchor-type="paragraph" draw:z-index="17" draw:style-name="gr6" draw:text-style-name="P273" svg:width="0.3752in" svg:height="0.4067in" svg:x="1.7126in" svg:y="0.2173in"><text:p text:style-name="P272"><text:span text:style-name="T32">I</text:span></text:p></draw:ellipse><draw:frame text:anchor-type="paragraph" draw:z-index="23" draw:style-name="gr11" svg:width="0.4689in" svg:height="0.1925in" svg:x="2.1602in" svg:y="0.2291in"><draw:text-box><text:p text:style-name="P272">a|A</text:p></draw:text-box></draw:frame><draw:frame text:anchor-type="paragraph" draw:z-index="24" draw:style-name="gr12" svg:width="0.2398in" svg:height="0.1925in" svg:x="3.3374in" svg:y="0.2457in"><draw:text-box><text:p text:style-name="P272">N</text:p></draw:text-box></draw:frame><draw:ellipse text:anchor-type="paragraph" draw:z-index="18" draw:style-name="gr7" draw:text-style-name="P273" svg:width="0.3752in" svg:height="0.4067in" svg:x="3.8602in" svg:y="0.211in"><text:p text:style-name="P272"><text:span text:style-name="T32">III</text:span></text:p></draw:ellipse></text:p>
      <text:p text:style-name="P44"><draw:custom-shape text:anchor-type="paragraph" draw:z-index="19" draw:style-name="gr8" svg:width="0.4004in" svg:height="0.1004in" svg:x="2.2217in" svg:y="0.18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10" svg:width="0.1461in" svg:height="0.1886in" svg:x="2.3063in" svg:y="0.0382in"><draw:text-box><text:p/></draw:text-box></draw:frame><draw:custom-shape text:anchor-type="paragraph" draw:z-index="20" draw:style-name="gr8" svg:width="0.4004in" svg:height="0.1004in" svg:x="3.2984in" svg:y="0.17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71"/></text:p>
      <text:p text:style-name="P45"/>
      <text:p text:style-name="P240"><text:span text:style-name="T51">This DFA represents </text:span><text:span text:style-name="T52">the regular expression provided as a specification (i.e. </text:span><text:span text:style-name="T53">p</text:span><text:span text:style-name="T52">attern to be matched) in the first rule of the token simulator program </text:span><text:span text:style-name="T60">in</text:span><text:span text:style-name="T59"> section 9</text:span><text:span text:style-name="T52">. </text:span><text:span text:style-name="T62">When the DFA is in the final state i.e. </text:span><text:span text:style-name="T71">III</text:span><text:span text:style-name="T62">, then a corresponding action is executed as instructed in the lex.yy.c file. </text:span><text:span text:style-name="T52">The constructed DFA is simulated using a simulation algorithm. </text:span></text:p>
      <text:p text:style-name="P67"/>
      <text:p text:style-name="P245"><text:span text:style-name="T76">1</text:span><text:span text:style-name="T78">0</text:span><text:span text:style-name="T77"><text:tab/></text:span><text:span text:style-name="T76">The DFA simulation algorithm</text:span></text:p>
      <text:p text:style-name="P46"/>
      <text:p text:style-name="P46">The working of the constructed DFA is simulated using the following algorithm.</text:p>
      <text:p text:style-name="P47"/>
      <text:p text:style-name="P124">DFA_simulator()</text:p>
      <text:p text:style-name="P125"><text:tab/>current_state = start_state</text:p>
      <text:p text:style-name="P125"><text:soft-page-break/><text:tab/>c = get_next_char()</text:p>
      <text:p text:style-name="P125"><text:tab/>while(c != EOF)</text:p>
      <text:p text:style-name="P146"><text:span text:style-name="T22"><text:tab/><text:tab/></text:span><text:span text:style-name="T27">current_sate</text:span><text:span text:style-name="T22"> = transition(current_state , c)</text:span></text:p>
      <text:p text:style-name="P146"><text:span text:style-name="T23"><text:s/><text:tab/><text:tab/></text:span><text:span text:style-name="T24">c = get_next_char()</text:span></text:p>
      <text:p text:style-name="P147"><text:span text:style-name="T24"><text:tab/><text:tab/>if(current_state </text:span><text:span text:style-name="T21">∈ </text:span><text:span text:style-name="T24">Final_states)</text:span></text:p>
      <text:p text:style-name="P147"><text:span text:style-name="T24"><text:tab/><text:tab/><text:tab/>/*</text:span><text:span text:style-name="T26">ACCEPT*/</text:span></text:p>
      <text:p text:style-name="P126"><text:tab/><text:tab/>else</text:p>
      <text:p text:style-name="P148"><text:span text:style-name="T24"><text:tab/><text:tab/><text:tab/>/*</text:span><text:span text:style-name="T26">REJECT*/</text:span></text:p>
      <text:p text:style-name="P191"/>
      <text:p text:style-name="P148"><text:span text:style-name="T178">The information about all the transitions made by the DFA can be obtained from the decision table </text:span><text:span text:style-name="T182">(generally a two dimensional matrix) </text:span><text:span text:style-name="T178">through the </text:span><text:span text:style-name="T25">transition()</text:span><text:span text:style-name="T178"> function.</text:span><text:span text:style-name="T179"> </text:span></text:p>
      <text:p text:style-name="P179"/>
      <text:p text:style-name="P233"><text:span text:style-name="T297">1</text:span><text:span text:style-name="T363">1</text:span><text:span text:style-name="T297"><text:tab/></text:span><text:span text:style-name="T298">Using the generated lexical analyzer</text:span></text:p>
      <text:p text:style-name="P180"/>
      <text:p text:style-name="P182"><text:span text:style-name="T347">The generated lex.yy.c file is the </text:span><text:span text:style-name="T348">code for the </text:span><text:span text:style-name="T347">scanner. This is compiled using a C compiler and the generate</text:span><text:span text:style-name="T348">d</text:span><text:span text:style-name="T347"> object file </text:span><text:span text:style-name="T348">(the executable scanner) </text:span><text:span text:style-name="T347">is executed. LEX is just a tool which helps generate a smart scanner in C. </text:span></text:p>
      <text:p text:style-name="P182"><text:span text:style-name="T347"><text:tab/></text:span><text:span text:style-name="T289">The lexical analyzer only checks for </text:span><text:span text:style-name="T293">recognizable pattern sequences in the source program and produces an output of </text:span><text:span text:style-name="T289">tokens </text:span><text:span text:style-name="T293">(fed to the parser) </text:span><text:span text:style-name="T289">, it cannot be used to check for syntax. </text:span><text:span text:style-name="T292">Syntax analysis</text:span><text:span text:style-name="T289"> is done by the parser. The parser is built using YACC , a parser generator. </text:span><text:span text:style-name="T290">YACC obtains the tokens from </text:span><text:span text:style-name="T291">LEX through </text:span><text:span text:style-name="T290">yylex() and the associated attributes from yylval, </text:span><text:span text:style-name="T289"><text:s/>which </text:span><text:span text:style-name="T291">it </text:span><text:span text:style-name="T289">uses for parsing and rest of the the compilation process.</text:span><text:span text:style-name="T294"> </text:span><text:span text:style-name="T349">In this case, t</text:span><text:span text:style-name="T309">he programmer need </text:span><text:span text:style-name="T310">not </text:span><text:span text:style-name="T309">call yylex() </text:span><text:span text:style-name="T311">in </text:span><text:span text:style-name="T311">the LEX program</text:span><text:span text:style-name="T309">, it is automatically called by YACC to read the tokens. </text:span><text:span text:style-name="T295">The parser , when given an input source program obtains all the tokens from the lexical analyzer and checks for </text:span><text:span text:style-name="T314">correctness of the</text:span><text:span text:style-name="T295"> syntax. Hence, the next step towards compiling a </text:span><text:span text:style-name="T296">given source </text:span><text:span text:style-name="T295">program would be to build a parser. <text:s text:c="2"/></text:span></text:p>
      <text:p text:style-name="P225"/>
      <text:p text:style-name="P234"><text:span text:style-name="T315">1</text:span><text:span text:style-name="T363">2</text:span><text:span text:style-name="T315"><text:tab/></text:span><text:span text:style-name="T378">References</text:span></text:p>
      <text:p text:style-name="P183"/>
      <text:p text:style-name="P181"><text:span text:style-name="T315">For further detail</text:span><text:span text:style-name="T317">s</text:span><text:span text:style-name="T315"> o</text:span><text:span text:style-name="T317">n</text:span><text:span text:style-name="T315"> the topics covered in this document, the reader may refer to </text:span><text:span text:style-name="T316">the following books </text:span><text:span text:style-name="T315">:</text:span></text:p>
      <text:list xml:id="list615639942" text:style-name="L10">
        <text:list-item>
          <text:p text:style-name="P269"><text:span text:style-name="T183">Compilers : Principles,Techniques and Tools </text:span><text:span text:style-name="T185">b</text:span><text:span text:style-name="T183">y Alfred V.Aho, Monica S. Lam, Ravi Sethi and Jeffrey D.Ulman .</text:span></text:p>
        </text:list-item>
        <text:list-item>
          <text:p text:style-name="P269"><text:soft-page-break/><text:span text:style-name="T183">Modern </text:span><text:span text:style-name="T184">C</text:span><text:span text:style-name="T183">ompiler </text:span><text:span text:style-name="T184">I</text:span><text:span text:style-name="T183">mplementation in C </text:span><text:span text:style-name="T185">b</text:span><text:span text:style-name="T183">y Andrew W.Appel</text:span></text:p>
        </text:list-item>
        <text:list-item>
          <text:p text:style-name="P269"><text:span text:style-name="T183">Flex &amp; Bison </text:span><text:span text:style-name="T185">b</text:span><text:span text:style-name="T183">y John Lev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09</meta:creation-date>
    <dc:date>2013-08-09T02:05:14</dc:date>
    <meta:editing-duration>P1DT2H46M1S</meta:editing-duration>
    <meta:editing-cycles>908</meta:editing-cycles>
    <meta:generator>LibreOffice/3.6$Linux_X86_64 LibreOffice_project/360m1$Build-2</meta:generator>
    <meta:document-statistic meta:table-count="1" meta:image-count="0" meta:object-count="0" meta:page-count="17" meta:paragraph-count="330" meta:word-count="2891" meta:character-count="17364" meta:non-whitespace-character-count="14242"/>
  </office:meta>
</office:document-meta>
</file>